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7cm" svg:stroke-color="#000000" draw:fill="none" fo:padding-top="0.035cm" fo:padding-bottom="0.035cm" fo:padding-left="0.035cm" fo:padding-right="0.035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874cm" fo:min-width="11.057cm" fo:padding-top="0cm" fo:padding-bottom="0cm" fo:padding-left="0cm" fo:padding-right="0cm"/>
    </style:style>
    <style:style style:name="gr3" style:family="graphic" style:parent-style-name="standard">
      <style:graphic-properties draw:stroke="solid" svg:stroke-width="0.042cm" svg:stroke-color="#000000" draw:fill="none" fo:padding-top="0.021cm" fo:padding-bottom="0.021cm" fo:padding-left="0.021cm" fo:padding-right="0.021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874cm" fo:min-width="8.213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14.873cm" fo:min-width="2.292cm" fo:padding-top="0cm" fo:padding-bottom="0cm" fo:padding-left="0cm" fo:padding-right="0cm"/>
    </style:style>
    <style:style style:name="gr6" style:family="graphic" style:parent-style-name="standard">
      <style:graphic-properties draw:stroke="solid" svg:stroke-width="0.035cm" svg:stroke-color="#000000" draw:fill="none" fo:padding-top="0.017cm" fo:padding-bottom="0.017cm" fo:padding-left="0.017cm" fo:padding-right="0.017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506cm" fo:min-width="1.888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3.302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0.001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4.033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12.421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4.569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5.163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5.46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6.054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6.946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7.54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8.728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9.322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9.917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10.214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11.844cm" fo:padding-top="0cm" fo:padding-bottom="0cm" fo:padding-left="0cm" fo:padding-right="0cm"/>
    </style:style>
    <style:style style:name="gr23" style:family="graphic" style:parent-style-name="standard">
      <style:graphic-properties draw:stroke="solid" svg:stroke-width="0.014cm" svg:stroke-color="#000000" draw:fill="none" fo:padding-top="0.007cm" fo:padding-bottom="0.007cm" fo:padding-left="0.007cm" fo:padding-right="0.007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9.19cm" fo:min-width="12.421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506cm" fo:min-width="4.792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2.412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1.849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1.086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6.626cm" fo:padding-top="0cm" fo:padding-bottom="0cm" fo:padding-left="0cm" fo:padding-right="0cm"/>
    </style:style>
    <style:style style:name="gr30" style:family="graphic" style:parent-style-name="standard">
      <style:graphic-properties draw:stroke="none" draw:fill="solid" draw:fill-color="#9698ed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506cm" fo:min-width="5.753cm" fo:padding-top="0cm" fo:padding-bottom="0cm" fo:padding-left="0cm" fo:padding-right="0cm"/>
    </style:style>
    <style:style style:name="gr32" style:family="graphic" style:parent-style-name="standard">
      <style:graphic-properties draw:stroke="none" draw:fill="solid" draw:fill-color="#c0c0c0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506cm" fo:min-width="3.65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7.4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7.729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16.762cm" fo:min-width="9.309cm" fo:padding-top="0cm" fo:padding-bottom="0cm" fo:padding-left="0cm" fo:padding-right="0cm"/>
    </style:style>
    <style:style style:name="gr37" style:family="graphic" style:parent-style-name="standard">
      <style:graphic-properties draw:stroke="none" svg:stroke-color="#000000" draw:fill="none" draw:fill-color="#ffffff" fo:min-height="2.667cm"/>
    </style:style>
    <style:style style:name="gr38" style:family="graphic" style:parent-style-name="standard">
      <style:graphic-properties draw:stroke="none" svg:stroke-color="#000000" draw:fill="none" draw:fill-color="#ffffff" fo:min-height="3.302cm"/>
    </style:style>
    <style:style style:name="gr39" style:family="graphic" style:parent-style-name="standard">
      <style:graphic-properties draw:stroke="none" svg:stroke-color="#000000" draw:fill="none" draw:fill-color="#ffffff" fo:min-height="1.143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506cm" fo:min-width="2.368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12.499cm" fo:padding-top="0cm" fo:padding-bottom="0cm" fo:padding-left="0cm" fo:padding-right="0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8.926cm" fo:padding-top="0cm" fo:padding-bottom="0cm" fo:padding-left="0cm" fo:padding-right="0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3.161cm" fo:padding-top="0cm" fo:padding-bottom="0cm" fo:padding-left="0cm" fo:padding-right="0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12.441cm" fo:padding-top="0cm" fo:padding-bottom="0cm" fo:padding-left="0cm" fo:padding-right="0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12.429cm" fo:padding-top="0cm" fo:padding-bottom="0cm" fo:padding-left="0cm" fo:padding-right="0cm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12.434cm" fo:padding-top="0cm" fo:padding-bottom="0cm" fo:padding-left="0cm" fo:padding-right="0cm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8.062cm" fo:padding-top="0cm" fo:padding-bottom="0cm" fo:padding-left="0cm" fo:padding-right="0cm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4.094cm" fo:padding-top="0cm" fo:padding-bottom="0cm" fo:padding-left="0cm" fo:padding-right="0cm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18.133cm" fo:min-width="9.533cm" fo:padding-top="0cm" fo:padding-bottom="0cm" fo:padding-left="0cm" fo:padding-right="0cm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506cm" fo:min-width="3.8cm" fo:padding-top="0cm" fo:padding-bottom="0cm" fo:padding-left="0cm" fo:padding-right="0cm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6.213cm" fo:padding-top="0cm" fo:padding-bottom="0cm" fo:padding-left="0cm" fo:padding-right="0cm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5.843cm" fo:padding-top="0cm" fo:padding-bottom="0cm" fo:padding-left="0cm" fo:padding-right="0cm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2.922cm" fo:padding-top="0cm" fo:padding-bottom="0cm" fo:padding-left="0cm" fo:padding-right="0cm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9.215cm" fo:padding-top="0cm" fo:padding-bottom="0cm" fo:padding-left="0cm" fo:padding-right="0cm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8.533cm" fo:padding-top="0cm" fo:padding-bottom="0cm" fo:padding-left="0cm" fo:padding-right="0cm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3.705cm" fo:padding-top="0cm" fo:padding-bottom="0cm" fo:padding-left="0cm" fo:padding-right="0cm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12.547cm" fo:padding-top="0cm" fo:padding-bottom="0cm" fo:padding-left="0cm" fo:padding-right="0cm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12.517cm" fo:padding-top="0cm" fo:padding-bottom="0cm" fo:padding-left="0cm" fo:padding-right="0cm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8.245cm" fo:padding-top="0cm" fo:padding-bottom="0cm" fo:padding-left="0cm" fo:padding-right="0cm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17.025cm" fo:min-width="12.527cm" fo:padding-top="0cm" fo:padding-bottom="0cm" fo:padding-left="0cm" fo:padding-right="0cm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506cm" fo:min-width="3.311cm" fo:padding-top="0cm" fo:padding-bottom="0cm" fo:padding-left="0cm" fo:padding-right="0cm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6.411cm" fo:padding-top="0cm" fo:padding-bottom="0cm" fo:padding-left="0cm" fo:padding-right="0cm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5.842cm" fo:padding-top="0cm" fo:padding-bottom="0cm" fo:padding-left="0cm" fo:padding-right="0cm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12.464cm" fo:padding-top="0cm" fo:padding-bottom="0cm" fo:padding-left="0cm" fo:padding-right="0cm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12.511cm" fo:padding-top="0cm" fo:padding-bottom="0cm" fo:padding-left="0cm" fo:padding-right="0cm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5.484cm" fo:padding-top="0cm" fo:padding-bottom="0cm" fo:padding-left="0cm" fo:padding-right="0cm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11.901cm" fo:padding-top="0cm" fo:padding-bottom="0cm" fo:padding-left="0cm" fo:padding-right="0cm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12.528cm" fo:padding-top="0cm" fo:padding-bottom="0cm" fo:padding-left="0cm" fo:padding-right="0cm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8.273cm" fo:padding-top="0cm" fo:padding-bottom="0cm" fo:padding-left="0cm" fo:padding-right="0cm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8.31cm" fo:padding-top="0cm" fo:padding-bottom="0cm" fo:padding-left="0cm" fo:padding-right="0cm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1.189cm" fo:min-width="12.498cm" fo:padding-top="0cm" fo:padding-bottom="0cm" fo:padding-left="0cm" fo:padding-right="0cm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12.465cm" fo:padding-top="0cm" fo:padding-bottom="0cm" fo:padding-left="0cm" fo:padding-right="0cm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2.298cm" fo:min-width="12.434cm" fo:padding-top="0cm" fo:padding-bottom="0cm" fo:padding-left="0cm" fo:padding-right="0cm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12.433cm" fo:padding-top="0cm" fo:padding-bottom="0cm" fo:padding-left="0cm" fo:padding-right="0cm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12.498cm" fo:padding-top="0cm" fo:padding-bottom="0cm" fo:padding-left="0cm" fo:padding-right="0cm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10.005cm" fo:min-width="12.465cm" fo:padding-top="0cm" fo:padding-bottom="0cm" fo:padding-left="0cm" fo:padding-right="0cm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506cm" fo:min-width="4.113cm" fo:padding-top="0cm" fo:padding-bottom="0cm" fo:padding-left="0cm" fo:padding-right="0cm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12.437cm" fo:padding-top="0cm" fo:padding-bottom="0cm" fo:padding-left="0cm" fo:padding-right="0cm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11.916cm" fo:padding-top="0cm" fo:padding-bottom="0cm" fo:padding-left="0cm" fo:padding-right="0cm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1.189cm" fo:min-width="12.527cm" fo:padding-top="0cm" fo:padding-bottom="0cm" fo:padding-left="0cm" fo:padding-right="0cm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11.904cm" fo:padding-top="0cm" fo:padding-bottom="0cm" fo:padding-left="0cm" fo:padding-right="0cm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1.189cm" fo:min-width="12.464cm" fo:padding-top="0cm" fo:padding-bottom="0cm" fo:padding-left="0cm" fo:padding-right="0cm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7.949cm" fo:padding-top="0cm" fo:padding-bottom="0cm" fo:padding-left="0cm" fo:padding-right="0cm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506cm" fo:min-width="2.943cm" fo:padding-top="0cm" fo:padding-bottom="0cm" fo:padding-left="0cm" fo:padding-right="0cm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12.574cm" fo:padding-top="0cm" fo:padding-bottom="0cm" fo:padding-left="0cm" fo:padding-right="0cm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12.446cm" fo:padding-top="0cm" fo:padding-bottom="0cm" fo:padding-left="0cm" fo:padding-right="0cm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9.038cm" fo:padding-top="0cm" fo:padding-bottom="0cm" fo:padding-left="0cm" fo:padding-right="0cm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3.101cm" fo:padding-top="0cm" fo:padding-bottom="0cm" fo:padding-left="0cm" fo:padding-right="0cm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5.973cm" fo:padding-top="0cm" fo:padding-bottom="0cm" fo:padding-left="0cm" fo:padding-right="0cm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6.199cm" fo:padding-top="0cm" fo:padding-bottom="0cm" fo:padding-left="0cm" fo:padding-right="0cm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10.195cm" fo:padding-top="0cm" fo:padding-bottom="0cm" fo:padding-left="0cm" fo:padding-right="0cm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506cm" fo:min-width="3.462cm" fo:padding-top="0cm" fo:padding-bottom="0cm" fo:padding-left="0cm" fo:padding-right="0cm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8.464cm" fo:padding-top="0cm" fo:padding-bottom="0cm" fo:padding-left="0cm" fo:padding-right="0cm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3.731cm" fo:padding-top="0cm" fo:padding-bottom="0cm" fo:padding-left="0cm" fo:padding-right="0cm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6.122cm" fo:padding-top="0cm" fo:padding-bottom="0cm" fo:padding-left="0cm" fo:padding-right="0cm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5.967cm" fo:padding-top="0cm" fo:padding-bottom="0cm" fo:padding-left="0cm" fo:padding-right="0cm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7.221cm" fo:padding-top="0cm" fo:padding-bottom="0cm" fo:padding-left="0cm" fo:padding-right="0cm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11.849cm" fo:padding-top="0cm" fo:padding-bottom="0cm" fo:padding-left="0cm" fo:padding-right="0cm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16.221cm" fo:min-width="9.533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P2" style:family="paragraph">
      <style:text-properties fo:font-size="12pt" style:font-size-asian="12pt" style:font-size-complex="12pt"/>
    </style:style>
    <style:style style:name="T1" style:family="text">
      <style:text-properties fo:color="#000000" fo:font-family="IBMPlexSans" fo:font-size="24.7999992370605pt" style:font-size-asian="24.7999992370605pt" style:font-family-complex="IBMPlexSans" style:font-size-complex="24.7999992370605pt"/>
    </style:style>
    <style:style style:name="T2" style:family="text">
      <style:text-properties fo:color="#000000" fo:font-family="IBMPlexSans" fo:font-size="10.8999996185303pt" fo:font-weight="bold" style:font-size-asian="10.8999996185303pt" style:font-family-complex="IBMPlexSans" style:font-size-complex="10.8999996185303pt" style:font-weight-complex="bold"/>
    </style:style>
    <style:style style:name="T3" style:family="text">
      <style:text-properties fo:color="#000000" fo:font-family="IBMPlexSans" fo:font-size="14.3999996185303pt" fo:font-weight="bold" style:font-size-asian="14.3999996185303pt" style:font-family-complex="IBMPlexSans" style:font-size-complex="14.3999996185303pt" style:font-weight-complex="bold"/>
    </style:style>
    <style:style style:name="T4" style:family="text">
      <style:text-properties fo:color="#000000" fo:font-family="IBMPlexSans" fo:font-size="10.8999996185303pt" style:font-size-asian="10.8999996185303pt" style:font-family-complex="IBMPlexSans" style:font-size-complex="10.8999996185303pt"/>
    </style:style>
    <style:style style:name="T5" style:family="text">
      <style:text-properties fo:color="#000000" fo:font-family="IBMPlexSans" fo:font-size="14.3999996185303pt" style:font-size-asian="14.3999996185303pt" style:font-family-complex="IBMPlexSans" style:font-size-complex="14.3999996185303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color="#000000" fo:font-family="IBMPlexSans" fo:font-size="12pt" fo:font-weight="bold" style:font-size-asian="12pt" style:font-family-complex="IBMPlexSans" style:font-size-complex="12pt" style:font-weight-complex="bold"/>
    </style:style>
    <style:style style:name="T8" style:family="text">
      <style:text-properties fo:color="#000000" fo:font-family="IBMPlexSans" fo:font-size="10.8999996185303pt" fo:font-style="italic" style:font-size-asian="10.8999996185303pt" style:font-family-complex="IBMPlexSans" style:font-size-complex="10.8999996185303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line draw:style-name="gr1" draw:layer="layout" svg:x1="4.156cm" svg:y1="4.824cm" svg:x2="16.809cm" svg:y2="4.824cm">
          <text:p/>
        </draw:line>
        <draw:frame draw:style-name="gr2" draw:layer="layout" svg:width="11.817cm" svg:height="0.97cm" svg:x="4.156cm" svg:y="6.531cm">
          <draw:text-box>
            <text:p text:style-name="P1"><text:span text:style-name="T1">SOFTWARE DEVELOPMENT</text:span></text:p>
          </draw:text-box>
        </draw:frame>
        <draw:line draw:style-name="gr3" draw:layer="layout" svg:x1="4.156cm" svg:y1="8.725cm" svg:x2="16.809cm" svg:y2="8.725cm">
          <text:p/>
        </draw:line>
        <draw:frame draw:style-name="gr4" draw:layer="layout" svg:width="8.951cm" svg:height="0.97cm" svg:x="4.156cm" svg:y="7.586cm">
          <draw:text-box>
            <text:p text:style-name="P1"><text:span text:style-name="T1">PROJECT TEMPLATE</text:span></text:p>
          </draw:text-box>
        </draw:frame>
        <draw:frame draw:style-name="gr5" draw:layer="layout" svg:width="8.71cm" svg:height="14.873cm" svg:x="4.156cm" svg:y="10.624cm">
          <draw:text-box>
            <text:p text:style-name="P1"><text:span text:style-name="T2">Marcus Gärdskog Hill Start date : 24-01-20190</text:span></text:p>
          </draw:text-box>
        </draw:frame>
      </draw:page>
      <draw:page draw:name="page2" draw:style-name="dp1" draw:master-page-name="master-page24">
        <draw:line draw:style-name="gr6" draw:layer="layout" svg:x1="5.014cm" svg:y1="4.473cm" svg:x2="5.014cm" svg:y2="5.105cm">
          <text:p/>
        </draw:line>
        <draw:frame draw:style-name="gr7" draw:layer="layout" svg:width="2.233cm" svg:height="0.674cm" svg:x="5.365cm" svg:y="4.521cm">
          <draw:text-box>
            <text:p text:style-name="P1"><text:span text:style-name="T3">Contents</text:span></text:p>
          </draw:text-box>
        </draw:frame>
        <draw:frame draw:style-name="gr8" draw:layer="layout" svg:width="3.423cm" svg:height="0.509cm" svg:x="4.156cm" svg:y="5.97cm">
          <draw:text-box>
            <text:p text:style-name="P1"><text:span text:style-name="T2">1 Revision History</text:span></text:p>
          </draw:text-box>
        </draw:frame>
        <draw:frame draw:style-name="gr9" draw:layer="layout" svg:width="0.235cm" svg:height="0.509cm" svg:x="16.578cm" svg:y="5.97cm">
          <draw:text-box>
            <text:p text:style-name="P1"><text:span text:style-name="T2">2</text:span></text:p>
          </draw:text-box>
        </draw:frame>
        <draw:frame draw:style-name="gr10" draw:layer="layout" svg:width="4.206cm" svg:height="0.509cm" svg:x="4.156cm" svg:y="6.833cm">
          <draw:text-box>
            <text:p text:style-name="P1"><text:span text:style-name="T2">2 General Information</text:span></text:p>
          </draw:text-box>
        </draw:frame>
        <draw:frame draw:style-name="gr9" draw:layer="layout" svg:width="0.235cm" svg:height="0.509cm" svg:x="16.578cm" svg:y="6.833cm">
          <draw:text-box>
            <text:p text:style-name="P1"><text:span text:style-name="T2">3</text:span></text:p>
          </draw:text-box>
        </draw:frame>
        <draw:frame draw:style-name="gr11" draw:layer="layout" svg:width="12.421cm" svg:height="0.509cm" svg:x="4.156cm" svg:y="7.696cm">
          <draw:text-box>
            <text:p text:style-name="P1"><text:span text:style-name="T2">3Vision4</text:span></text:p>
          </draw:text-box>
        </draw:frame>
        <draw:frame draw:style-name="gr11" draw:layer="layout" svg:width="12.421cm" svg:height="0.509cm" svg:x="4.156cm" svg:y="8.558cm">
          <draw:text-box>
            <text:p text:style-name="P1"><text:span text:style-name="T2">4 Project Plan5</text:span></text:p>
          </draw:text-box>
        </draw:frame>
        <draw:frame draw:style-name="gr12" draw:layer="layout" svg:width="4.569cm" svg:height="0.429cm" svg:x="4.733cm" svg:y="9.036cm">
          <draw:text-box>
            <text:p text:style-name="P1"><text:span text:style-name="T4">4.1 Introduction .. ...</text:span></text:p>
          </draw:text-box>
        </draw:frame>
        <draw:frame draw:style-name="gr9" draw:layer="layout" svg:width="0.108cm" svg:height="0.429cm" svg:x="9.6cm" svg:y="9.036cm">
          <draw:text-box>
            <text:p text:style-name="P1"><text:span text:style-name="T4">.</text:span></text:p>
          </draw:text-box>
        </draw:frame>
        <draw:frame draw:style-name="gr9" draw:layer="layout" svg:width="0.108cm" svg:height="0.429cm" svg:x="9.897cm" svg:y="9.036cm">
          <draw:text-box>
            <text:p text:style-name="P1"><text:span text:style-name="T4">.</text:span></text:p>
          </draw:text-box>
        </draw:frame>
        <draw:frame draw:style-name="gr9" draw:layer="layout" svg:width="0.108cm" svg:height="0.429cm" svg:x="10.194cm" svg:y="9.036cm">
          <draw:text-box>
            <text:p text:style-name="P1"><text:span text:style-name="T4">.</text:span></text:p>
          </draw:text-box>
        </draw:frame>
        <draw:frame draw:style-name="gr9" draw:layer="layout" svg:width="0.108cm" svg:height="0.429cm" svg:x="10.491cm" svg:y="9.036cm">
          <draw:text-box>
            <text:p text:style-name="P1"><text:span text:style-name="T4">.</text:span></text:p>
          </draw:text-box>
        </draw:frame>
        <draw:frame draw:style-name="gr9" draw:layer="layout" svg:width="0.108cm" svg:height="0.429cm" svg:x="10.788cm" svg:y="9.036cm">
          <draw:text-box>
            <text:p text:style-name="P1"><text:span text:style-name="T4">.</text:span></text:p>
          </draw:text-box>
        </draw:frame>
        <draw:frame draw:style-name="gr9" draw:layer="layout" svg:width="0.108cm" svg:height="0.429cm" svg:x="11.085cm" svg:y="9.036cm">
          <draw:text-box>
            <text:p text:style-name="P1"><text:span text:style-name="T4">.</text:span></text:p>
          </draw:text-box>
        </draw:frame>
        <draw:frame draw:style-name="gr9" draw:layer="layout" svg:width="0.108cm" svg:height="0.429cm" svg:x="11.383cm" svg:y="9.036cm">
          <draw:text-box>
            <text:p text:style-name="P1"><text:span text:style-name="T4">.</text:span></text:p>
          </draw:text-box>
        </draw:frame>
        <draw:frame draw:style-name="gr9" draw:layer="layout" svg:width="0.108cm" svg:height="0.429cm" svg:x="11.68cm" svg:y="9.036cm">
          <draw:text-box>
            <text:p text:style-name="P1"><text:span text:style-name="T4">.</text:span></text:p>
          </draw:text-box>
        </draw:frame>
        <draw:frame draw:style-name="gr9" draw:layer="layout" svg:width="0.108cm" svg:height="0.429cm" svg:x="11.977cm" svg:y="9.036cm">
          <draw:text-box>
            <text:p text:style-name="P1"><text:span text:style-name="T4">.</text:span></text:p>
          </draw:text-box>
        </draw:frame>
        <draw:frame draw:style-name="gr9" draw:layer="layout" svg:width="0.108cm" svg:height="0.429cm" svg:x="12.274cm" svg:y="9.036cm">
          <draw:text-box>
            <text:p text:style-name="P1"><text:span text:style-name="T4">.</text:span></text:p>
          </draw:text-box>
        </draw:frame>
        <draw:frame draw:style-name="gr9" draw:layer="layout" svg:width="0.108cm" svg:height="0.429cm" svg:x="12.571cm" svg:y="9.036cm">
          <draw:text-box>
            <text:p text:style-name="P1"><text:span text:style-name="T4">.</text:span></text:p>
          </draw:text-box>
        </draw:frame>
        <draw:frame draw:style-name="gr9" draw:layer="layout" svg:width="0.108cm" svg:height="0.429cm" svg:x="12.868cm" svg:y="9.036cm">
          <draw:text-box>
            <text:p text:style-name="P1"><text:span text:style-name="T4">.</text:span></text:p>
          </draw:text-box>
        </draw:frame>
        <draw:frame draw:style-name="gr9" draw:layer="layout" svg:width="0.108cm" svg:height="0.429cm" svg:x="13.165cm" svg:y="9.036cm">
          <draw:text-box>
            <text:p text:style-name="P1"><text:span text:style-name="T4">.</text:span></text:p>
          </draw:text-box>
        </draw:frame>
        <draw:frame draw:style-name="gr9" draw:layer="layout" svg:width="0.108cm" svg:height="0.429cm" svg:x="13.462cm" svg:y="9.036cm">
          <draw:text-box>
            <text:p text:style-name="P1"><text:span text:style-name="T4">.</text:span></text:p>
          </draw:text-box>
        </draw:frame>
        <draw:frame draw:style-name="gr9" draw:layer="layout" svg:width="0.108cm" svg:height="0.429cm" svg:x="13.759cm" svg:y="9.036cm">
          <draw:text-box>
            <text:p text:style-name="P1"><text:span text:style-name="T4">.</text:span></text:p>
          </draw:text-box>
        </draw:frame>
        <draw:frame draw:style-name="gr9" draw:layer="layout" svg:width="0.108cm" svg:height="0.429cm" svg:x="14.056cm" svg:y="9.036cm">
          <draw:text-box>
            <text:p text:style-name="P1"><text:span text:style-name="T4">.</text:span></text:p>
          </draw:text-box>
        </draw:frame>
        <draw:frame draw:style-name="gr9" draw:layer="layout" svg:width="0.108cm" svg:height="0.429cm" svg:x="14.354cm" svg:y="9.036cm">
          <draw:text-box>
            <text:p text:style-name="P1"><text:span text:style-name="T4">.</text:span></text:p>
          </draw:text-box>
        </draw:frame>
        <draw:frame draw:style-name="gr9" draw:layer="layout" svg:width="0.108cm" svg:height="0.429cm" svg:x="14.651cm" svg:y="9.036cm">
          <draw:text-box>
            <text:p text:style-name="P1"><text:span text:style-name="T4">.</text:span></text:p>
          </draw:text-box>
        </draw:frame>
        <draw:frame draw:style-name="gr9" draw:layer="layout" svg:width="0.108cm" svg:height="0.429cm" svg:x="14.948cm" svg:y="9.036cm">
          <draw:text-box>
            <text:p text:style-name="P1"><text:span text:style-name="T4">.</text:span></text:p>
          </draw:text-box>
        </draw:frame>
        <draw:frame draw:style-name="gr9" draw:layer="layout" svg:width="0.108cm" svg:height="0.429cm" svg:x="15.245cm" svg:y="9.036cm">
          <draw:text-box>
            <text:p text:style-name="P1"><text:span text:style-name="T4">.</text:span></text:p>
          </draw:text-box>
        </draw:frame>
        <draw:frame draw:style-name="gr9" draw:layer="layout" svg:width="0.108cm" svg:height="0.429cm" svg:x="15.542cm" svg:y="9.036cm">
          <draw:text-box>
            <text:p text:style-name="P1"><text:span text:style-name="T4">.</text:span></text:p>
          </draw:text-box>
        </draw:frame>
        <draw:frame draw:style-name="gr9" draw:layer="layout" svg:width="0.108cm" svg:height="0.429cm" svg:x="15.839cm" svg:y="9.036cm">
          <draw:text-box>
            <text:p text:style-name="P1"><text:span text:style-name="T4">.</text:span></text:p>
          </draw:text-box>
        </draw:frame>
        <draw:frame draw:style-name="gr9" draw:layer="layout" svg:width="0.218cm" svg:height="0.429cm" svg:x="16.578cm" svg:y="9.036cm">
          <draw:text-box>
            <text:p text:style-name="P1"><text:span text:style-name="T4">5</text:span></text:p>
          </draw:text-box>
        </draw:frame>
        <draw:frame draw:style-name="gr13" draw:layer="layout" svg:width="5.163cm" svg:height="0.429cm" svg:x="4.733cm" svg:y="9.514cm">
          <draw:text-box>
            <text:p text:style-name="P1"><text:span text:style-name="T4">4.2 Justiﬁcation .. .. ...</text:span></text:p>
          </draw:text-box>
        </draw:frame>
        <draw:frame draw:style-name="gr9" draw:layer="layout" svg:width="0.108cm" svg:height="0.429cm" svg:x="10.194cm" svg:y="9.514cm">
          <draw:text-box>
            <text:p text:style-name="P1"><text:span text:style-name="T4">.</text:span></text:p>
          </draw:text-box>
        </draw:frame>
        <draw:frame draw:style-name="gr9" draw:layer="layout" svg:width="0.108cm" svg:height="0.429cm" svg:x="10.491cm" svg:y="9.514cm">
          <draw:text-box>
            <text:p text:style-name="P1"><text:span text:style-name="T4">.</text:span></text:p>
          </draw:text-box>
        </draw:frame>
        <draw:frame draw:style-name="gr9" draw:layer="layout" svg:width="0.108cm" svg:height="0.429cm" svg:x="10.788cm" svg:y="9.514cm">
          <draw:text-box>
            <text:p text:style-name="P1"><text:span text:style-name="T4">.</text:span></text:p>
          </draw:text-box>
        </draw:frame>
        <draw:frame draw:style-name="gr9" draw:layer="layout" svg:width="0.108cm" svg:height="0.429cm" svg:x="11.085cm" svg:y="9.514cm">
          <draw:text-box>
            <text:p text:style-name="P1"><text:span text:style-name="T4">.</text:span></text:p>
          </draw:text-box>
        </draw:frame>
        <draw:frame draw:style-name="gr9" draw:layer="layout" svg:width="0.108cm" svg:height="0.429cm" svg:x="11.383cm" svg:y="9.514cm">
          <draw:text-box>
            <text:p text:style-name="P1"><text:span text:style-name="T4">.</text:span></text:p>
          </draw:text-box>
        </draw:frame>
        <draw:frame draw:style-name="gr9" draw:layer="layout" svg:width="0.108cm" svg:height="0.429cm" svg:x="11.68cm" svg:y="9.514cm">
          <draw:text-box>
            <text:p text:style-name="P1"><text:span text:style-name="T4">.</text:span></text:p>
          </draw:text-box>
        </draw:frame>
        <draw:frame draw:style-name="gr9" draw:layer="layout" svg:width="0.108cm" svg:height="0.429cm" svg:x="11.977cm" svg:y="9.514cm">
          <draw:text-box>
            <text:p text:style-name="P1"><text:span text:style-name="T4">.</text:span></text:p>
          </draw:text-box>
        </draw:frame>
        <draw:frame draw:style-name="gr9" draw:layer="layout" svg:width="0.108cm" svg:height="0.429cm" svg:x="12.274cm" svg:y="9.514cm">
          <draw:text-box>
            <text:p text:style-name="P1"><text:span text:style-name="T4">.</text:span></text:p>
          </draw:text-box>
        </draw:frame>
        <draw:frame draw:style-name="gr9" draw:layer="layout" svg:width="0.108cm" svg:height="0.429cm" svg:x="12.571cm" svg:y="9.514cm">
          <draw:text-box>
            <text:p text:style-name="P1"><text:span text:style-name="T4">.</text:span></text:p>
          </draw:text-box>
        </draw:frame>
        <draw:frame draw:style-name="gr9" draw:layer="layout" svg:width="0.108cm" svg:height="0.429cm" svg:x="12.868cm" svg:y="9.514cm">
          <draw:text-box>
            <text:p text:style-name="P1"><text:span text:style-name="T4">.</text:span></text:p>
          </draw:text-box>
        </draw:frame>
        <draw:frame draw:style-name="gr9" draw:layer="layout" svg:width="0.108cm" svg:height="0.429cm" svg:x="13.165cm" svg:y="9.514cm">
          <draw:text-box>
            <text:p text:style-name="P1"><text:span text:style-name="T4">.</text:span></text:p>
          </draw:text-box>
        </draw:frame>
        <draw:frame draw:style-name="gr9" draw:layer="layout" svg:width="0.108cm" svg:height="0.429cm" svg:x="13.462cm" svg:y="9.514cm">
          <draw:text-box>
            <text:p text:style-name="P1"><text:span text:style-name="T4">.</text:span></text:p>
          </draw:text-box>
        </draw:frame>
        <draw:frame draw:style-name="gr9" draw:layer="layout" svg:width="0.108cm" svg:height="0.429cm" svg:x="13.759cm" svg:y="9.514cm">
          <draw:text-box>
            <text:p text:style-name="P1"><text:span text:style-name="T4">.</text:span></text:p>
          </draw:text-box>
        </draw:frame>
        <draw:frame draw:style-name="gr9" draw:layer="layout" svg:width="0.108cm" svg:height="0.429cm" svg:x="14.056cm" svg:y="9.514cm">
          <draw:text-box>
            <text:p text:style-name="P1"><text:span text:style-name="T4">.</text:span></text:p>
          </draw:text-box>
        </draw:frame>
        <draw:frame draw:style-name="gr9" draw:layer="layout" svg:width="0.108cm" svg:height="0.429cm" svg:x="14.354cm" svg:y="9.514cm">
          <draw:text-box>
            <text:p text:style-name="P1"><text:span text:style-name="T4">.</text:span></text:p>
          </draw:text-box>
        </draw:frame>
        <draw:frame draw:style-name="gr9" draw:layer="layout" svg:width="0.108cm" svg:height="0.429cm" svg:x="14.651cm" svg:y="9.514cm">
          <draw:text-box>
            <text:p text:style-name="P1"><text:span text:style-name="T4">.</text:span></text:p>
          </draw:text-box>
        </draw:frame>
        <draw:frame draw:style-name="gr9" draw:layer="layout" svg:width="0.108cm" svg:height="0.429cm" svg:x="14.948cm" svg:y="9.514cm">
          <draw:text-box>
            <text:p text:style-name="P1"><text:span text:style-name="T4">.</text:span></text:p>
          </draw:text-box>
        </draw:frame>
        <draw:frame draw:style-name="gr9" draw:layer="layout" svg:width="0.108cm" svg:height="0.429cm" svg:x="15.245cm" svg:y="9.514cm">
          <draw:text-box>
            <text:p text:style-name="P1"><text:span text:style-name="T4">.</text:span></text:p>
          </draw:text-box>
        </draw:frame>
        <draw:frame draw:style-name="gr9" draw:layer="layout" svg:width="0.108cm" svg:height="0.429cm" svg:x="15.542cm" svg:y="9.514cm">
          <draw:text-box>
            <text:p text:style-name="P1"><text:span text:style-name="T4">.</text:span></text:p>
          </draw:text-box>
        </draw:frame>
        <draw:frame draw:style-name="gr9" draw:layer="layout" svg:width="0.108cm" svg:height="0.429cm" svg:x="15.839cm" svg:y="9.514cm">
          <draw:text-box>
            <text:p text:style-name="P1"><text:span text:style-name="T4">.</text:span></text:p>
          </draw:text-box>
        </draw:frame>
        <draw:frame draw:style-name="gr9" draw:layer="layout" svg:width="0.218cm" svg:height="0.429cm" svg:x="16.578cm" svg:y="9.514cm">
          <draw:text-box>
            <text:p text:style-name="P1"><text:span text:style-name="T4">5</text:span></text:p>
          </draw:text-box>
        </draw:frame>
        <draw:frame draw:style-name="gr14" draw:layer="layout" svg:width="5.46cm" svg:height="0.429cm" svg:x="4.733cm" svg:y="9.992cm">
          <draw:text-box>
            <text:p text:style-name="P1"><text:span text:style-name="T4">4.3 Stakeholders .. .. .. ..</text:span></text:p>
          </draw:text-box>
        </draw:frame>
        <draw:frame draw:style-name="gr9" draw:layer="layout" svg:width="0.108cm" svg:height="0.429cm" svg:x="10.491cm" svg:y="9.992cm">
          <draw:text-box>
            <text:p text:style-name="P1"><text:span text:style-name="T4">.</text:span></text:p>
          </draw:text-box>
        </draw:frame>
        <draw:frame draw:style-name="gr9" draw:layer="layout" svg:width="0.108cm" svg:height="0.429cm" svg:x="10.788cm" svg:y="9.992cm">
          <draw:text-box>
            <text:p text:style-name="P1"><text:span text:style-name="T4">.</text:span></text:p>
          </draw:text-box>
        </draw:frame>
        <draw:frame draw:style-name="gr9" draw:layer="layout" svg:width="0.108cm" svg:height="0.429cm" svg:x="11.085cm" svg:y="9.992cm">
          <draw:text-box>
            <text:p text:style-name="P1"><text:span text:style-name="T4">.</text:span></text:p>
          </draw:text-box>
        </draw:frame>
        <draw:frame draw:style-name="gr9" draw:layer="layout" svg:width="0.108cm" svg:height="0.429cm" svg:x="11.383cm" svg:y="9.992cm">
          <draw:text-box>
            <text:p text:style-name="P1"><text:span text:style-name="T4">.</text:span></text:p>
          </draw:text-box>
        </draw:frame>
        <draw:frame draw:style-name="gr9" draw:layer="layout" svg:width="0.108cm" svg:height="0.429cm" svg:x="11.68cm" svg:y="9.992cm">
          <draw:text-box>
            <text:p text:style-name="P1"><text:span text:style-name="T4">.</text:span></text:p>
          </draw:text-box>
        </draw:frame>
        <draw:frame draw:style-name="gr9" draw:layer="layout" svg:width="0.108cm" svg:height="0.429cm" svg:x="11.977cm" svg:y="9.992cm">
          <draw:text-box>
            <text:p text:style-name="P1"><text:span text:style-name="T4">.</text:span></text:p>
          </draw:text-box>
        </draw:frame>
        <draw:frame draw:style-name="gr9" draw:layer="layout" svg:width="0.108cm" svg:height="0.429cm" svg:x="12.274cm" svg:y="9.992cm">
          <draw:text-box>
            <text:p text:style-name="P1"><text:span text:style-name="T4">.</text:span></text:p>
          </draw:text-box>
        </draw:frame>
        <draw:frame draw:style-name="gr9" draw:layer="layout" svg:width="0.108cm" svg:height="0.429cm" svg:x="12.571cm" svg:y="9.992cm">
          <draw:text-box>
            <text:p text:style-name="P1"><text:span text:style-name="T4">.</text:span></text:p>
          </draw:text-box>
        </draw:frame>
        <draw:frame draw:style-name="gr9" draw:layer="layout" svg:width="0.108cm" svg:height="0.429cm" svg:x="12.868cm" svg:y="9.992cm">
          <draw:text-box>
            <text:p text:style-name="P1"><text:span text:style-name="T4">.</text:span></text:p>
          </draw:text-box>
        </draw:frame>
        <draw:frame draw:style-name="gr9" draw:layer="layout" svg:width="0.108cm" svg:height="0.429cm" svg:x="13.165cm" svg:y="9.992cm">
          <draw:text-box>
            <text:p text:style-name="P1"><text:span text:style-name="T4">.</text:span></text:p>
          </draw:text-box>
        </draw:frame>
        <draw:frame draw:style-name="gr9" draw:layer="layout" svg:width="0.108cm" svg:height="0.429cm" svg:x="13.462cm" svg:y="9.992cm">
          <draw:text-box>
            <text:p text:style-name="P1"><text:span text:style-name="T4">.</text:span></text:p>
          </draw:text-box>
        </draw:frame>
        <draw:frame draw:style-name="gr9" draw:layer="layout" svg:width="0.108cm" svg:height="0.429cm" svg:x="13.759cm" svg:y="9.992cm">
          <draw:text-box>
            <text:p text:style-name="P1"><text:span text:style-name="T4">.</text:span></text:p>
          </draw:text-box>
        </draw:frame>
        <draw:frame draw:style-name="gr9" draw:layer="layout" svg:width="0.108cm" svg:height="0.429cm" svg:x="14.056cm" svg:y="9.992cm">
          <draw:text-box>
            <text:p text:style-name="P1"><text:span text:style-name="T4">.</text:span></text:p>
          </draw:text-box>
        </draw:frame>
        <draw:frame draw:style-name="gr9" draw:layer="layout" svg:width="0.108cm" svg:height="0.429cm" svg:x="14.354cm" svg:y="9.992cm">
          <draw:text-box>
            <text:p text:style-name="P1"><text:span text:style-name="T4">.</text:span></text:p>
          </draw:text-box>
        </draw:frame>
        <draw:frame draw:style-name="gr9" draw:layer="layout" svg:width="0.108cm" svg:height="0.429cm" svg:x="14.651cm" svg:y="9.992cm">
          <draw:text-box>
            <text:p text:style-name="P1"><text:span text:style-name="T4">.</text:span></text:p>
          </draw:text-box>
        </draw:frame>
        <draw:frame draw:style-name="gr9" draw:layer="layout" svg:width="0.108cm" svg:height="0.429cm" svg:x="14.948cm" svg:y="9.992cm">
          <draw:text-box>
            <text:p text:style-name="P1"><text:span text:style-name="T4">.</text:span></text:p>
          </draw:text-box>
        </draw:frame>
        <draw:frame draw:style-name="gr9" draw:layer="layout" svg:width="0.108cm" svg:height="0.429cm" svg:x="15.245cm" svg:y="9.992cm">
          <draw:text-box>
            <text:p text:style-name="P1"><text:span text:style-name="T4">.</text:span></text:p>
          </draw:text-box>
        </draw:frame>
        <draw:frame draw:style-name="gr9" draw:layer="layout" svg:width="0.108cm" svg:height="0.429cm" svg:x="15.542cm" svg:y="9.992cm">
          <draw:text-box>
            <text:p text:style-name="P1"><text:span text:style-name="T4">.</text:span></text:p>
          </draw:text-box>
        </draw:frame>
        <draw:frame draw:style-name="gr9" draw:layer="layout" svg:width="0.108cm" svg:height="0.429cm" svg:x="15.839cm" svg:y="9.992cm">
          <draw:text-box>
            <text:p text:style-name="P1"><text:span text:style-name="T4">.</text:span></text:p>
          </draw:text-box>
        </draw:frame>
        <draw:frame draw:style-name="gr9" draw:layer="layout" svg:width="0.218cm" svg:height="0.429cm" svg:x="16.578cm" svg:y="9.992cm">
          <draw:text-box>
            <text:p text:style-name="P1"><text:span text:style-name="T4">5</text:span></text:p>
          </draw:text-box>
        </draw:frame>
        <draw:frame draw:style-name="gr15" draw:layer="layout" svg:width="6.054cm" svg:height="0.429cm" svg:x="4.733cm" svg:y="10.47cm">
          <draw:text-box>
            <text:p text:style-name="P1"><text:span text:style-name="T4">4.4 Resources . . . . . . . . . . ..</text:span></text:p>
          </draw:text-box>
        </draw:frame>
        <draw:frame draw:style-name="gr9" draw:layer="layout" svg:width="0.108cm" svg:height="0.429cm" svg:x="11.085cm" svg:y="10.47cm">
          <draw:text-box>
            <text:p text:style-name="P1"><text:span text:style-name="T4">.</text:span></text:p>
          </draw:text-box>
        </draw:frame>
        <draw:frame draw:style-name="gr9" draw:layer="layout" svg:width="0.108cm" svg:height="0.429cm" svg:x="11.383cm" svg:y="10.47cm">
          <draw:text-box>
            <text:p text:style-name="P1"><text:span text:style-name="T4">.</text:span></text:p>
          </draw:text-box>
        </draw:frame>
        <draw:frame draw:style-name="gr9" draw:layer="layout" svg:width="0.108cm" svg:height="0.429cm" svg:x="11.68cm" svg:y="10.47cm">
          <draw:text-box>
            <text:p text:style-name="P1"><text:span text:style-name="T4">.</text:span></text:p>
          </draw:text-box>
        </draw:frame>
        <draw:frame draw:style-name="gr9" draw:layer="layout" svg:width="0.108cm" svg:height="0.429cm" svg:x="11.977cm" svg:y="10.47cm">
          <draw:text-box>
            <text:p text:style-name="P1"><text:span text:style-name="T4">.</text:span></text:p>
          </draw:text-box>
        </draw:frame>
        <draw:frame draw:style-name="gr9" draw:layer="layout" svg:width="0.108cm" svg:height="0.429cm" svg:x="12.274cm" svg:y="10.47cm">
          <draw:text-box>
            <text:p text:style-name="P1"><text:span text:style-name="T4">.</text:span></text:p>
          </draw:text-box>
        </draw:frame>
        <draw:frame draw:style-name="gr9" draw:layer="layout" svg:width="0.108cm" svg:height="0.429cm" svg:x="12.571cm" svg:y="10.47cm">
          <draw:text-box>
            <text:p text:style-name="P1"><text:span text:style-name="T4">.</text:span></text:p>
          </draw:text-box>
        </draw:frame>
        <draw:frame draw:style-name="gr9" draw:layer="layout" svg:width="0.108cm" svg:height="0.429cm" svg:x="12.868cm" svg:y="10.47cm">
          <draw:text-box>
            <text:p text:style-name="P1"><text:span text:style-name="T4">.</text:span></text:p>
          </draw:text-box>
        </draw:frame>
        <draw:frame draw:style-name="gr9" draw:layer="layout" svg:width="0.108cm" svg:height="0.429cm" svg:x="13.165cm" svg:y="10.47cm">
          <draw:text-box>
            <text:p text:style-name="P1"><text:span text:style-name="T4">.</text:span></text:p>
          </draw:text-box>
        </draw:frame>
        <draw:frame draw:style-name="gr9" draw:layer="layout" svg:width="0.108cm" svg:height="0.429cm" svg:x="13.462cm" svg:y="10.47cm">
          <draw:text-box>
            <text:p text:style-name="P1"><text:span text:style-name="T4">.</text:span></text:p>
          </draw:text-box>
        </draw:frame>
        <draw:frame draw:style-name="gr9" draw:layer="layout" svg:width="0.108cm" svg:height="0.429cm" svg:x="13.759cm" svg:y="10.47cm">
          <draw:text-box>
            <text:p text:style-name="P1"><text:span text:style-name="T4">.</text:span></text:p>
          </draw:text-box>
        </draw:frame>
        <draw:frame draw:style-name="gr9" draw:layer="layout" svg:width="0.108cm" svg:height="0.429cm" svg:x="14.056cm" svg:y="10.47cm">
          <draw:text-box>
            <text:p text:style-name="P1"><text:span text:style-name="T4">.</text:span></text:p>
          </draw:text-box>
        </draw:frame>
        <draw:frame draw:style-name="gr9" draw:layer="layout" svg:width="0.108cm" svg:height="0.429cm" svg:x="14.354cm" svg:y="10.47cm">
          <draw:text-box>
            <text:p text:style-name="P1"><text:span text:style-name="T4">.</text:span></text:p>
          </draw:text-box>
        </draw:frame>
        <draw:frame draw:style-name="gr9" draw:layer="layout" svg:width="0.108cm" svg:height="0.429cm" svg:x="14.651cm" svg:y="10.47cm">
          <draw:text-box>
            <text:p text:style-name="P1"><text:span text:style-name="T4">.</text:span></text:p>
          </draw:text-box>
        </draw:frame>
        <draw:frame draw:style-name="gr9" draw:layer="layout" svg:width="0.108cm" svg:height="0.429cm" svg:x="14.948cm" svg:y="10.47cm">
          <draw:text-box>
            <text:p text:style-name="P1"><text:span text:style-name="T4">.</text:span></text:p>
          </draw:text-box>
        </draw:frame>
        <draw:frame draw:style-name="gr9" draw:layer="layout" svg:width="0.108cm" svg:height="0.429cm" svg:x="15.245cm" svg:y="10.47cm">
          <draw:text-box>
            <text:p text:style-name="P1"><text:span text:style-name="T4">.</text:span></text:p>
          </draw:text-box>
        </draw:frame>
        <draw:frame draw:style-name="gr9" draw:layer="layout" svg:width="0.108cm" svg:height="0.429cm" svg:x="15.542cm" svg:y="10.47cm">
          <draw:text-box>
            <text:p text:style-name="P1"><text:span text:style-name="T4">.</text:span></text:p>
          </draw:text-box>
        </draw:frame>
        <draw:frame draw:style-name="gr9" draw:layer="layout" svg:width="0.108cm" svg:height="0.429cm" svg:x="15.839cm" svg:y="10.47cm">
          <draw:text-box>
            <text:p text:style-name="P1"><text:span text:style-name="T4">.</text:span></text:p>
          </draw:text-box>
        </draw:frame>
        <draw:frame draw:style-name="gr9" draw:layer="layout" svg:width="0.218cm" svg:height="0.429cm" svg:x="16.578cm" svg:y="10.47cm">
          <draw:text-box>
            <text:p text:style-name="P1"><text:span text:style-name="T4">5</text:span></text:p>
          </draw:text-box>
        </draw:frame>
        <draw:frame draw:style-name="gr16" draw:layer="layout" svg:width="6.946cm" svg:height="0.429cm" svg:x="4.733cm" svg:y="10.948cm">
          <draw:text-box>
            <text:p text:style-name="P1"><text:span text:style-name="T4">4.5 Hard-and SoftwareRequirements.</text:span></text:p>
          </draw:text-box>
        </draw:frame>
        <draw:frame draw:style-name="gr9" draw:layer="layout" svg:width="0.108cm" svg:height="0.429cm" svg:x="11.977cm" svg:y="10.948cm">
          <draw:text-box>
            <text:p text:style-name="P1"><text:span text:style-name="T4">.</text:span></text:p>
          </draw:text-box>
        </draw:frame>
        <draw:frame draw:style-name="gr9" draw:layer="layout" svg:width="0.108cm" svg:height="0.429cm" svg:x="12.274cm" svg:y="10.948cm">
          <draw:text-box>
            <text:p text:style-name="P1"><text:span text:style-name="T4">.</text:span></text:p>
          </draw:text-box>
        </draw:frame>
        <draw:frame draw:style-name="gr9" draw:layer="layout" svg:width="0.108cm" svg:height="0.429cm" svg:x="12.571cm" svg:y="10.948cm">
          <draw:text-box>
            <text:p text:style-name="P1"><text:span text:style-name="T4">.</text:span></text:p>
          </draw:text-box>
        </draw:frame>
        <draw:frame draw:style-name="gr9" draw:layer="layout" svg:width="0.108cm" svg:height="0.429cm" svg:x="12.868cm" svg:y="10.948cm">
          <draw:text-box>
            <text:p text:style-name="P1"><text:span text:style-name="T4">.</text:span></text:p>
          </draw:text-box>
        </draw:frame>
        <draw:frame draw:style-name="gr9" draw:layer="layout" svg:width="0.108cm" svg:height="0.429cm" svg:x="13.165cm" svg:y="10.948cm">
          <draw:text-box>
            <text:p text:style-name="P1"><text:span text:style-name="T4">.</text:span></text:p>
          </draw:text-box>
        </draw:frame>
        <draw:frame draw:style-name="gr9" draw:layer="layout" svg:width="0.108cm" svg:height="0.429cm" svg:x="13.462cm" svg:y="10.948cm">
          <draw:text-box>
            <text:p text:style-name="P1"><text:span text:style-name="T4">.</text:span></text:p>
          </draw:text-box>
        </draw:frame>
        <draw:frame draw:style-name="gr9" draw:layer="layout" svg:width="0.108cm" svg:height="0.429cm" svg:x="13.759cm" svg:y="10.948cm">
          <draw:text-box>
            <text:p text:style-name="P1"><text:span text:style-name="T4">.</text:span></text:p>
          </draw:text-box>
        </draw:frame>
        <draw:frame draw:style-name="gr9" draw:layer="layout" svg:width="0.108cm" svg:height="0.429cm" svg:x="14.056cm" svg:y="10.948cm">
          <draw:text-box>
            <text:p text:style-name="P1"><text:span text:style-name="T4">.</text:span></text:p>
          </draw:text-box>
        </draw:frame>
        <draw:frame draw:style-name="gr9" draw:layer="layout" svg:width="0.108cm" svg:height="0.429cm" svg:x="14.354cm" svg:y="10.948cm">
          <draw:text-box>
            <text:p text:style-name="P1"><text:span text:style-name="T4">.</text:span></text:p>
          </draw:text-box>
        </draw:frame>
        <draw:frame draw:style-name="gr9" draw:layer="layout" svg:width="0.108cm" svg:height="0.429cm" svg:x="14.651cm" svg:y="10.948cm">
          <draw:text-box>
            <text:p text:style-name="P1"><text:span text:style-name="T4">.</text:span></text:p>
          </draw:text-box>
        </draw:frame>
        <draw:frame draw:style-name="gr9" draw:layer="layout" svg:width="0.108cm" svg:height="0.429cm" svg:x="14.948cm" svg:y="10.948cm">
          <draw:text-box>
            <text:p text:style-name="P1"><text:span text:style-name="T4">.</text:span></text:p>
          </draw:text-box>
        </draw:frame>
        <draw:frame draw:style-name="gr9" draw:layer="layout" svg:width="0.108cm" svg:height="0.429cm" svg:x="15.245cm" svg:y="10.948cm">
          <draw:text-box>
            <text:p text:style-name="P1"><text:span text:style-name="T4">.</text:span></text:p>
          </draw:text-box>
        </draw:frame>
        <draw:frame draw:style-name="gr9" draw:layer="layout" svg:width="0.108cm" svg:height="0.429cm" svg:x="15.542cm" svg:y="10.948cm">
          <draw:text-box>
            <text:p text:style-name="P1"><text:span text:style-name="T4">.</text:span></text:p>
          </draw:text-box>
        </draw:frame>
        <draw:frame draw:style-name="gr9" draw:layer="layout" svg:width="0.108cm" svg:height="0.429cm" svg:x="15.839cm" svg:y="10.948cm">
          <draw:text-box>
            <text:p text:style-name="P1"><text:span text:style-name="T4">.</text:span></text:p>
          </draw:text-box>
        </draw:frame>
        <draw:frame draw:style-name="gr9" draw:layer="layout" svg:width="0.218cm" svg:height="0.429cm" svg:x="16.578cm" svg:y="10.948cm">
          <draw:text-box>
            <text:p text:style-name="P1"><text:span text:style-name="T4">5</text:span></text:p>
          </draw:text-box>
        </draw:frame>
        <draw:frame draw:style-name="gr16" draw:layer="layout" svg:width="6.946cm" svg:height="0.429cm" svg:x="4.733cm" svg:y="11.426cm">
          <draw:text-box>
            <text:p text:style-name="P1"><text:span text:style-name="T4">4.6 OverallProject Schedule . . . . ..</text:span></text:p>
          </draw:text-box>
        </draw:frame>
        <draw:frame draw:style-name="gr9" draw:layer="layout" svg:width="0.108cm" svg:height="0.429cm" svg:x="11.977cm" svg:y="11.426cm">
          <draw:text-box>
            <text:p text:style-name="P1"><text:span text:style-name="T4">.</text:span></text:p>
          </draw:text-box>
        </draw:frame>
        <draw:frame draw:style-name="gr9" draw:layer="layout" svg:width="0.108cm" svg:height="0.429cm" svg:x="12.274cm" svg:y="11.426cm">
          <draw:text-box>
            <text:p text:style-name="P1"><text:span text:style-name="T4">.</text:span></text:p>
          </draw:text-box>
        </draw:frame>
        <draw:frame draw:style-name="gr9" draw:layer="layout" svg:width="0.108cm" svg:height="0.429cm" svg:x="12.571cm" svg:y="11.426cm">
          <draw:text-box>
            <text:p text:style-name="P1"><text:span text:style-name="T4">.</text:span></text:p>
          </draw:text-box>
        </draw:frame>
        <draw:frame draw:style-name="gr9" draw:layer="layout" svg:width="0.108cm" svg:height="0.429cm" svg:x="12.868cm" svg:y="11.426cm">
          <draw:text-box>
            <text:p text:style-name="P1"><text:span text:style-name="T4">.</text:span></text:p>
          </draw:text-box>
        </draw:frame>
        <draw:frame draw:style-name="gr9" draw:layer="layout" svg:width="0.108cm" svg:height="0.429cm" svg:x="13.165cm" svg:y="11.426cm">
          <draw:text-box>
            <text:p text:style-name="P1"><text:span text:style-name="T4">.</text:span></text:p>
          </draw:text-box>
        </draw:frame>
        <draw:frame draw:style-name="gr9" draw:layer="layout" svg:width="0.108cm" svg:height="0.429cm" svg:x="13.462cm" svg:y="11.426cm">
          <draw:text-box>
            <text:p text:style-name="P1"><text:span text:style-name="T4">.</text:span></text:p>
          </draw:text-box>
        </draw:frame>
        <draw:frame draw:style-name="gr9" draw:layer="layout" svg:width="0.108cm" svg:height="0.429cm" svg:x="13.759cm" svg:y="11.426cm">
          <draw:text-box>
            <text:p text:style-name="P1"><text:span text:style-name="T4">.</text:span></text:p>
          </draw:text-box>
        </draw:frame>
        <draw:frame draw:style-name="gr9" draw:layer="layout" svg:width="0.108cm" svg:height="0.429cm" svg:x="14.056cm" svg:y="11.426cm">
          <draw:text-box>
            <text:p text:style-name="P1"><text:span text:style-name="T4">.</text:span></text:p>
          </draw:text-box>
        </draw:frame>
        <draw:frame draw:style-name="gr9" draw:layer="layout" svg:width="0.108cm" svg:height="0.429cm" svg:x="14.354cm" svg:y="11.426cm">
          <draw:text-box>
            <text:p text:style-name="P1"><text:span text:style-name="T4">.</text:span></text:p>
          </draw:text-box>
        </draw:frame>
        <draw:frame draw:style-name="gr9" draw:layer="layout" svg:width="0.108cm" svg:height="0.429cm" svg:x="14.651cm" svg:y="11.426cm">
          <draw:text-box>
            <text:p text:style-name="P1"><text:span text:style-name="T4">.</text:span></text:p>
          </draw:text-box>
        </draw:frame>
        <draw:frame draw:style-name="gr9" draw:layer="layout" svg:width="0.108cm" svg:height="0.429cm" svg:x="14.948cm" svg:y="11.426cm">
          <draw:text-box>
            <text:p text:style-name="P1"><text:span text:style-name="T4">.</text:span></text:p>
          </draw:text-box>
        </draw:frame>
        <draw:frame draw:style-name="gr9" draw:layer="layout" svg:width="0.108cm" svg:height="0.429cm" svg:x="15.245cm" svg:y="11.426cm">
          <draw:text-box>
            <text:p text:style-name="P1"><text:span text:style-name="T4">.</text:span></text:p>
          </draw:text-box>
        </draw:frame>
        <draw:frame draw:style-name="gr9" draw:layer="layout" svg:width="0.108cm" svg:height="0.429cm" svg:x="15.542cm" svg:y="11.426cm">
          <draw:text-box>
            <text:p text:style-name="P1"><text:span text:style-name="T4">.</text:span></text:p>
          </draw:text-box>
        </draw:frame>
        <draw:frame draw:style-name="gr9" draw:layer="layout" svg:width="0.108cm" svg:height="0.429cm" svg:x="15.839cm" svg:y="11.426cm">
          <draw:text-box>
            <text:p text:style-name="P1"><text:span text:style-name="T4">.</text:span></text:p>
          </draw:text-box>
        </draw:frame>
        <draw:frame draw:style-name="gr9" draw:layer="layout" svg:width="0.218cm" svg:height="0.429cm" svg:x="16.578cm" svg:y="11.426cm">
          <draw:text-box>
            <text:p text:style-name="P1"><text:span text:style-name="T4">5</text:span></text:p>
          </draw:text-box>
        </draw:frame>
        <draw:frame draw:style-name="gr17" draw:layer="layout" svg:width="7.54cm" svg:height="0.429cm" svg:x="4.733cm" svg:y="11.904cm">
          <draw:text-box>
            <text:p text:style-name="P1"><text:span text:style-name="T4">4.7 Scope,Constraintsand Assumptions.</text:span></text:p>
          </draw:text-box>
        </draw:frame>
        <draw:frame draw:style-name="gr9" draw:layer="layout" svg:width="0.108cm" svg:height="0.429cm" svg:x="12.571cm" svg:y="11.904cm">
          <draw:text-box>
            <text:p text:style-name="P1"><text:span text:style-name="T4">.</text:span></text:p>
          </draw:text-box>
        </draw:frame>
        <draw:frame draw:style-name="gr9" draw:layer="layout" svg:width="0.108cm" svg:height="0.429cm" svg:x="12.868cm" svg:y="11.904cm">
          <draw:text-box>
            <text:p text:style-name="P1"><text:span text:style-name="T4">.</text:span></text:p>
          </draw:text-box>
        </draw:frame>
        <draw:frame draw:style-name="gr9" draw:layer="layout" svg:width="0.108cm" svg:height="0.429cm" svg:x="13.165cm" svg:y="11.904cm">
          <draw:text-box>
            <text:p text:style-name="P1"><text:span text:style-name="T4">.</text:span></text:p>
          </draw:text-box>
        </draw:frame>
        <draw:frame draw:style-name="gr9" draw:layer="layout" svg:width="0.108cm" svg:height="0.429cm" svg:x="13.462cm" svg:y="11.904cm">
          <draw:text-box>
            <text:p text:style-name="P1"><text:span text:style-name="T4">.</text:span></text:p>
          </draw:text-box>
        </draw:frame>
        <draw:frame draw:style-name="gr9" draw:layer="layout" svg:width="0.108cm" svg:height="0.429cm" svg:x="13.759cm" svg:y="11.904cm">
          <draw:text-box>
            <text:p text:style-name="P1"><text:span text:style-name="T4">.</text:span></text:p>
          </draw:text-box>
        </draw:frame>
        <draw:frame draw:style-name="gr9" draw:layer="layout" svg:width="0.108cm" svg:height="0.429cm" svg:x="14.056cm" svg:y="11.904cm">
          <draw:text-box>
            <text:p text:style-name="P1"><text:span text:style-name="T4">.</text:span></text:p>
          </draw:text-box>
        </draw:frame>
        <draw:frame draw:style-name="gr9" draw:layer="layout" svg:width="0.108cm" svg:height="0.429cm" svg:x="14.354cm" svg:y="11.904cm">
          <draw:text-box>
            <text:p text:style-name="P1"><text:span text:style-name="T4">.</text:span></text:p>
          </draw:text-box>
        </draw:frame>
        <draw:frame draw:style-name="gr9" draw:layer="layout" svg:width="0.108cm" svg:height="0.429cm" svg:x="14.651cm" svg:y="11.904cm">
          <draw:text-box>
            <text:p text:style-name="P1"><text:span text:style-name="T4">.</text:span></text:p>
          </draw:text-box>
        </draw:frame>
        <draw:frame draw:style-name="gr9" draw:layer="layout" svg:width="0.108cm" svg:height="0.429cm" svg:x="14.948cm" svg:y="11.904cm">
          <draw:text-box>
            <text:p text:style-name="P1"><text:span text:style-name="T4">.</text:span></text:p>
          </draw:text-box>
        </draw:frame>
        <draw:frame draw:style-name="gr9" draw:layer="layout" svg:width="0.108cm" svg:height="0.429cm" svg:x="15.245cm" svg:y="11.904cm">
          <draw:text-box>
            <text:p text:style-name="P1"><text:span text:style-name="T4">.</text:span></text:p>
          </draw:text-box>
        </draw:frame>
        <draw:frame draw:style-name="gr9" draw:layer="layout" svg:width="0.108cm" svg:height="0.429cm" svg:x="15.542cm" svg:y="11.904cm">
          <draw:text-box>
            <text:p text:style-name="P1"><text:span text:style-name="T4">.</text:span></text:p>
          </draw:text-box>
        </draw:frame>
        <draw:frame draw:style-name="gr9" draw:layer="layout" svg:width="0.108cm" svg:height="0.429cm" svg:x="15.839cm" svg:y="11.904cm">
          <draw:text-box>
            <text:p text:style-name="P1"><text:span text:style-name="T4">.</text:span></text:p>
          </draw:text-box>
        </draw:frame>
        <draw:frame draw:style-name="gr9" draw:layer="layout" svg:width="0.218cm" svg:height="0.429cm" svg:x="16.578cm" svg:y="11.904cm">
          <draw:text-box>
            <text:p text:style-name="P1"><text:span text:style-name="T4">5</text:span></text:p>
          </draw:text-box>
        </draw:frame>
        <draw:frame draw:style-name="gr11" draw:layer="layout" svg:width="12.421cm" svg:height="0.509cm" svg:x="4.156cm" svg:y="12.767cm">
          <draw:text-box>
            <text:p text:style-name="P1"><text:span text:style-name="T2">5Iterations6</text:span></text:p>
          </draw:text-box>
        </draw:frame>
        <draw:frame draw:style-name="gr18" draw:layer="layout" svg:width="8.728cm" svg:height="0.429cm" svg:x="4.733cm" svg:y="13.245cm">
          <draw:text-box>
            <text:p text:style-name="P1"><text:span text:style-name="T4">5.1 Iteration 1 . . . . . . . . . . . . . . . . . . ..</text:span></text:p>
          </draw:text-box>
        </draw:frame>
        <draw:frame draw:style-name="gr9" draw:layer="layout" svg:width="0.108cm" svg:height="0.429cm" svg:x="13.759cm" svg:y="13.245cm">
          <draw:text-box>
            <text:p text:style-name="P1"><text:span text:style-name="T4">.</text:span></text:p>
          </draw:text-box>
        </draw:frame>
        <draw:frame draw:style-name="gr9" draw:layer="layout" svg:width="0.108cm" svg:height="0.429cm" svg:x="14.056cm" svg:y="13.245cm">
          <draw:text-box>
            <text:p text:style-name="P1"><text:span text:style-name="T4">.</text:span></text:p>
          </draw:text-box>
        </draw:frame>
        <draw:frame draw:style-name="gr9" draw:layer="layout" svg:width="0.108cm" svg:height="0.429cm" svg:x="14.354cm" svg:y="13.245cm">
          <draw:text-box>
            <text:p text:style-name="P1"><text:span text:style-name="T4">.</text:span></text:p>
          </draw:text-box>
        </draw:frame>
        <draw:frame draw:style-name="gr9" draw:layer="layout" svg:width="0.108cm" svg:height="0.429cm" svg:x="14.651cm" svg:y="13.245cm">
          <draw:text-box>
            <text:p text:style-name="P1"><text:span text:style-name="T4">.</text:span></text:p>
          </draw:text-box>
        </draw:frame>
        <draw:frame draw:style-name="gr9" draw:layer="layout" svg:width="0.108cm" svg:height="0.429cm" svg:x="14.948cm" svg:y="13.245cm">
          <draw:text-box>
            <text:p text:style-name="P1"><text:span text:style-name="T4">.</text:span></text:p>
          </draw:text-box>
        </draw:frame>
        <draw:frame draw:style-name="gr9" draw:layer="layout" svg:width="0.108cm" svg:height="0.429cm" svg:x="15.245cm" svg:y="13.245cm">
          <draw:text-box>
            <text:p text:style-name="P1"><text:span text:style-name="T4">.</text:span></text:p>
          </draw:text-box>
        </draw:frame>
        <draw:frame draw:style-name="gr9" draw:layer="layout" svg:width="0.108cm" svg:height="0.429cm" svg:x="15.542cm" svg:y="13.245cm">
          <draw:text-box>
            <text:p text:style-name="P1"><text:span text:style-name="T4">.</text:span></text:p>
          </draw:text-box>
        </draw:frame>
        <draw:frame draw:style-name="gr9" draw:layer="layout" svg:width="0.108cm" svg:height="0.429cm" svg:x="15.839cm" svg:y="13.245cm">
          <draw:text-box>
            <text:p text:style-name="P1"><text:span text:style-name="T4">.</text:span></text:p>
          </draw:text-box>
        </draw:frame>
        <draw:frame draw:style-name="gr9" draw:layer="layout" svg:width="0.218cm" svg:height="0.429cm" svg:x="16.578cm" svg:y="13.245cm">
          <draw:text-box>
            <text:p text:style-name="P1"><text:span text:style-name="T4">6</text:span></text:p>
          </draw:text-box>
        </draw:frame>
        <draw:frame draw:style-name="gr19" draw:layer="layout" svg:width="9.322cm" svg:height="0.429cm" svg:x="4.733cm" svg:y="13.723cm">
          <draw:text-box>
            <text:p text:style-name="P1"><text:span text:style-name="T4">5.2 Iteration 2 . . . . . . . . . . . . . . . . . . . . ..</text:span></text:p>
          </draw:text-box>
        </draw:frame>
        <draw:frame draw:style-name="gr9" draw:layer="layout" svg:width="0.108cm" svg:height="0.429cm" svg:x="14.354cm" svg:y="13.723cm">
          <draw:text-box>
            <text:p text:style-name="P1"><text:span text:style-name="T4">.</text:span></text:p>
          </draw:text-box>
        </draw:frame>
        <draw:frame draw:style-name="gr9" draw:layer="layout" svg:width="0.108cm" svg:height="0.429cm" svg:x="14.651cm" svg:y="13.723cm">
          <draw:text-box>
            <text:p text:style-name="P1"><text:span text:style-name="T4">.</text:span></text:p>
          </draw:text-box>
        </draw:frame>
        <draw:frame draw:style-name="gr9" draw:layer="layout" svg:width="0.108cm" svg:height="0.429cm" svg:x="14.948cm" svg:y="13.723cm">
          <draw:text-box>
            <text:p text:style-name="P1"><text:span text:style-name="T4">.</text:span></text:p>
          </draw:text-box>
        </draw:frame>
        <draw:frame draw:style-name="gr9" draw:layer="layout" svg:width="0.108cm" svg:height="0.429cm" svg:x="15.245cm" svg:y="13.723cm">
          <draw:text-box>
            <text:p text:style-name="P1"><text:span text:style-name="T4">.</text:span></text:p>
          </draw:text-box>
        </draw:frame>
        <draw:frame draw:style-name="gr9" draw:layer="layout" svg:width="0.108cm" svg:height="0.429cm" svg:x="15.542cm" svg:y="13.723cm">
          <draw:text-box>
            <text:p text:style-name="P1"><text:span text:style-name="T4">.</text:span></text:p>
          </draw:text-box>
        </draw:frame>
        <draw:frame draw:style-name="gr9" draw:layer="layout" svg:width="0.108cm" svg:height="0.429cm" svg:x="15.839cm" svg:y="13.723cm">
          <draw:text-box>
            <text:p text:style-name="P1"><text:span text:style-name="T4">.</text:span></text:p>
          </draw:text-box>
        </draw:frame>
        <draw:frame draw:style-name="gr9" draw:layer="layout" svg:width="0.218cm" svg:height="0.429cm" svg:x="16.578cm" svg:y="13.723cm">
          <draw:text-box>
            <text:p text:style-name="P1"><text:span text:style-name="T4">6</text:span></text:p>
          </draw:text-box>
        </draw:frame>
        <draw:frame draw:style-name="gr20" draw:layer="layout" svg:width="9.917cm" svg:height="0.429cm" svg:x="4.733cm" svg:y="14.201cm">
          <draw:text-box>
            <text:p text:style-name="P1"><text:span text:style-name="T4">5.3 Iteration 3 . . . . . . . . . . . . . . . . . . . . . . ..</text:span></text:p>
          </draw:text-box>
        </draw:frame>
        <draw:frame draw:style-name="gr9" draw:layer="layout" svg:width="0.108cm" svg:height="0.429cm" svg:x="14.948cm" svg:y="14.201cm">
          <draw:text-box>
            <text:p text:style-name="P1"><text:span text:style-name="T4">.</text:span></text:p>
          </draw:text-box>
        </draw:frame>
        <draw:frame draw:style-name="gr9" draw:layer="layout" svg:width="0.108cm" svg:height="0.429cm" svg:x="15.245cm" svg:y="14.201cm">
          <draw:text-box>
            <text:p text:style-name="P1"><text:span text:style-name="T4">.</text:span></text:p>
          </draw:text-box>
        </draw:frame>
        <draw:frame draw:style-name="gr9" draw:layer="layout" svg:width="0.108cm" svg:height="0.429cm" svg:x="15.542cm" svg:y="14.201cm">
          <draw:text-box>
            <text:p text:style-name="P1"><text:span text:style-name="T4">.</text:span></text:p>
          </draw:text-box>
        </draw:frame>
        <draw:frame draw:style-name="gr9" draw:layer="layout" svg:width="0.108cm" svg:height="0.429cm" svg:x="15.839cm" svg:y="14.201cm">
          <draw:text-box>
            <text:p text:style-name="P1"><text:span text:style-name="T4">.</text:span></text:p>
          </draw:text-box>
        </draw:frame>
        <draw:frame draw:style-name="gr9" draw:layer="layout" svg:width="0.218cm" svg:height="0.429cm" svg:x="16.578cm" svg:y="14.201cm">
          <draw:text-box>
            <text:p text:style-name="P1"><text:span text:style-name="T4">6</text:span></text:p>
          </draw:text-box>
        </draw:frame>
        <draw:frame draw:style-name="gr21" draw:layer="layout" svg:width="10.214cm" svg:height="0.429cm" svg:x="4.733cm" svg:y="14.679cm">
          <draw:text-box>
            <text:p text:style-name="P1"><text:span text:style-name="T4">5.4 Iteration 4 . . . . . . . . . . . . . . . . . . . . . . . ..</text:span></text:p>
          </draw:text-box>
        </draw:frame>
        <draw:frame draw:style-name="gr9" draw:layer="layout" svg:width="0.108cm" svg:height="0.429cm" svg:x="15.245cm" svg:y="14.679cm">
          <draw:text-box>
            <text:p text:style-name="P1"><text:span text:style-name="T4">.</text:span></text:p>
          </draw:text-box>
        </draw:frame>
        <draw:frame draw:style-name="gr9" draw:layer="layout" svg:width="0.108cm" svg:height="0.429cm" svg:x="15.542cm" svg:y="14.679cm">
          <draw:text-box>
            <text:p text:style-name="P1"><text:span text:style-name="T4">.</text:span></text:p>
          </draw:text-box>
        </draw:frame>
        <draw:frame draw:style-name="gr9" draw:layer="layout" svg:width="0.108cm" svg:height="0.429cm" svg:x="15.839cm" svg:y="14.679cm">
          <draw:text-box>
            <text:p text:style-name="P1"><text:span text:style-name="T4">.</text:span></text:p>
          </draw:text-box>
        </draw:frame>
        <draw:frame draw:style-name="gr9" draw:layer="layout" svg:width="0.218cm" svg:height="0.429cm" svg:x="16.578cm" svg:y="14.679cm">
          <draw:text-box>
            <text:p text:style-name="P1"><text:span text:style-name="T4">6</text:span></text:p>
          </draw:text-box>
        </draw:frame>
        <draw:frame draw:style-name="gr11" draw:layer="layout" svg:width="12.421cm" svg:height="0.509cm" svg:x="4.156cm" svg:y="15.542cm">
          <draw:text-box>
            <text:p text:style-name="P1"><text:span text:style-name="T2">6 Risk Analysis7</text:span></text:p>
          </draw:text-box>
        </draw:frame>
        <draw:frame draw:style-name="gr22" draw:layer="layout" svg:width="11.844cm" svg:height="0.429cm" svg:x="4.733cm" svg:y="16.02cm">
          <draw:text-box>
            <text:p text:style-name="P1"><text:span text:style-name="T4">6.1 List ofrisks . . . . . . . . . . . . . . . . . . . . . . . . . . . .7</text:span></text:p>
          </draw:text-box>
        </draw:frame>
        <draw:frame draw:style-name="gr22" draw:layer="layout" svg:width="11.844cm" svg:height="0.429cm" svg:x="4.733cm" svg:y="16.498cm">
          <draw:text-box>
            <text:p text:style-name="P1"><text:span text:style-name="T4">6.2 Strategies . . . . . . . . . . . . . . . . . . . . . . . . . . . . .7</text:span></text:p>
          </draw:text-box>
        </draw:frame>
        <draw:line draw:style-name="gr23" draw:layer="layout" svg:x1="4.156cm" svg:y1="25.982cm" svg:x2="16.809cm" svg:y2="25.982cm">
          <text:p/>
        </draw:line>
        <draw:frame draw:style-name="gr24" draw:layer="layout" svg:width="12.421cm" svg:height="9.19cm" svg:x="4.156cm" svg:y="17.361cm">
          <draw:text-box>
            <text:p text:style-name="P1"><text:span text:style-name="T2">7 Timelog 88 Handingin 9</text:span><text:span text:style-name="T4">ProjectName–Version–Author–Date</text:span></text:p>
          </draw:text-box>
        </draw:frame>
      </draw:page>
      <draw:page draw:name="page3" draw:style-name="dp1" draw:master-page-name="master-page24">
        <draw:line draw:style-name="gr6" draw:layer="layout" svg:x1="5.014cm" svg:y1="4.473cm" svg:x2="5.014cm" svg:y2="5.105cm">
          <text:p/>
        </draw:line>
        <draw:line draw:style-name="gr23" draw:layer="layout" svg:x1="4.156cm" svg:y1="5.991cm" svg:x2="16.819cm" svg:y2="5.991cm">
          <text:p/>
        </draw:line>
        <draw:line draw:style-name="gr23" draw:layer="layout" svg:x1="4.163cm" svg:y1="6.476cm" svg:x2="4.163cm" svg:y2="5.998cm">
          <text:p/>
        </draw:line>
        <draw:frame draw:style-name="gr25" draw:layer="layout" svg:width="4.792cm" svg:height="0.674cm" svg:x="4.156cm" svg:y="4.521cm">
          <draw:text-box>
            <text:p text:style-name="P1"><text:span text:style-name="T3">1 Revision History</text:span></text:p>
          </draw:text-box>
        </draw:frame>
        <draw:line draw:style-name="gr23" draw:layer="layout" svg:x1="5.446cm" svg:y1="6.476cm" svg:x2="5.446cm" svg:y2="5.998cm">
          <text:p/>
        </draw:line>
        <draw:line draw:style-name="gr23" draw:layer="layout" svg:x1="7.241cm" svg:y1="6.476cm" svg:x2="7.241cm" svg:y2="5.998cm">
          <text:p/>
        </draw:line>
        <draw:frame draw:style-name="gr26" draw:layer="layout" svg:width="2.44cm" svg:height="0.509cm" svg:x="4.381cm" svg:y="6.032cm">
          <draw:text-box>
            <text:p text:style-name="P1"><text:span text:style-name="T2">Date Version</text:span></text:p>
          </draw:text-box>
        </draw:frame>
        <draw:line draw:style-name="gr23" draw:layer="layout" svg:x1="13.877cm" svg:y1="6.476cm" svg:x2="13.877cm" svg:y2="5.998cm">
          <text:p/>
        </draw:line>
        <draw:frame draw:style-name="gr27" draw:layer="layout" svg:width="2.186cm" svg:height="0.509cm" svg:x="9.519cm" svg:y="6.032cm">
          <draw:text-box>
            <text:p text:style-name="P1"><text:span text:style-name="T2">Description</text:span></text:p>
          </draw:text-box>
        </draw:frame>
        <draw:line draw:style-name="gr23" draw:layer="layout" svg:x1="16.812cm" svg:y1="6.476cm" svg:x2="16.812cm" svg:y2="5.998cm">
          <text:p/>
        </draw:line>
        <draw:line draw:style-name="gr23" draw:layer="layout" svg:x1="4.156cm" svg:y1="6.483cm" svg:x2="16.819cm" svg:y2="6.483cm">
          <text:p/>
        </draw:line>
        <draw:line draw:style-name="gr23" draw:layer="layout" svg:x1="4.163cm" svg:y1="6.968cm" svg:x2="4.163cm" svg:y2="6.49cm">
          <text:p/>
        </draw:line>
        <draw:line draw:style-name="gr23" draw:layer="layout" svg:x1="5.446cm" svg:y1="6.968cm" svg:x2="5.446cm" svg:y2="6.49cm">
          <text:p/>
        </draw:line>
        <draw:line draw:style-name="gr23" draw:layer="layout" svg:x1="7.241cm" svg:y1="6.968cm" svg:x2="7.241cm" svg:y2="6.49cm">
          <text:p/>
        </draw:line>
        <draw:line draw:style-name="gr23" draw:layer="layout" svg:x1="13.877cm" svg:y1="6.968cm" svg:x2="13.877cm" svg:y2="6.49cm">
          <text:p/>
        </draw:line>
        <draw:line draw:style-name="gr23" draw:layer="layout" svg:x1="16.812cm" svg:y1="6.968cm" svg:x2="16.812cm" svg:y2="6.49cm">
          <text:p/>
        </draw:line>
        <draw:line draw:style-name="gr23" draw:layer="layout" svg:x1="4.156cm" svg:y1="6.975cm" svg:x2="16.819cm" svg:y2="6.975cm">
          <text:p/>
        </draw:line>
        <draw:line draw:style-name="gr23" draw:layer="layout" svg:x1="4.163cm" svg:y1="7.46cm" svg:x2="4.163cm" svg:y2="6.982cm">
          <text:p/>
        </draw:line>
        <draw:line draw:style-name="gr23" draw:layer="layout" svg:x1="5.446cm" svg:y1="7.46cm" svg:x2="5.446cm" svg:y2="6.982cm">
          <text:p/>
        </draw:line>
        <draw:line draw:style-name="gr23" draw:layer="layout" svg:x1="7.241cm" svg:y1="7.46cm" svg:x2="7.241cm" svg:y2="6.982cm">
          <text:p/>
        </draw:line>
        <draw:line draw:style-name="gr23" draw:layer="layout" svg:x1="13.877cm" svg:y1="7.46cm" svg:x2="13.877cm" svg:y2="6.982cm">
          <text:p/>
        </draw:line>
        <draw:line draw:style-name="gr23" draw:layer="layout" svg:x1="16.812cm" svg:y1="7.46cm" svg:x2="16.812cm" svg:y2="6.982cm">
          <text:p/>
        </draw:line>
        <draw:line draw:style-name="gr23" draw:layer="layout" svg:x1="4.156cm" svg:y1="7.467cm" svg:x2="16.819cm" svg:y2="7.467cm">
          <text:p/>
        </draw:line>
        <draw:line draw:style-name="gr23" draw:layer="layout" svg:x1="4.163cm" svg:y1="7.952cm" svg:x2="4.163cm" svg:y2="7.474cm">
          <text:p/>
        </draw:line>
        <draw:line draw:style-name="gr23" draw:layer="layout" svg:x1="5.446cm" svg:y1="7.952cm" svg:x2="5.446cm" svg:y2="7.474cm">
          <text:p/>
        </draw:line>
        <draw:line draw:style-name="gr23" draw:layer="layout" svg:x1="7.241cm" svg:y1="7.952cm" svg:x2="7.241cm" svg:y2="7.474cm">
          <text:p/>
        </draw:line>
        <draw:line draw:style-name="gr23" draw:layer="layout" svg:x1="13.877cm" svg:y1="7.952cm" svg:x2="13.877cm" svg:y2="7.474cm">
          <text:p/>
        </draw:line>
        <draw:line draw:style-name="gr23" draw:layer="layout" svg:x1="16.812cm" svg:y1="7.952cm" svg:x2="16.812cm" svg:y2="7.474cm">
          <text:p/>
        </draw:line>
        <draw:line draw:style-name="gr23" draw:layer="layout" svg:x1="4.156cm" svg:y1="7.959cm" svg:x2="16.819cm" svg:y2="7.959cm">
          <text:p/>
        </draw:line>
        <draw:line draw:style-name="gr23" draw:layer="layout" svg:x1="4.163cm" svg:y1="8.444cm" svg:x2="4.163cm" svg:y2="7.966cm">
          <text:p/>
        </draw:line>
        <draw:line draw:style-name="gr23" draw:layer="layout" svg:x1="5.446cm" svg:y1="8.444cm" svg:x2="5.446cm" svg:y2="7.966cm">
          <text:p/>
        </draw:line>
        <draw:line draw:style-name="gr23" draw:layer="layout" svg:x1="7.241cm" svg:y1="8.444cm" svg:x2="7.241cm" svg:y2="7.966cm">
          <text:p/>
        </draw:line>
        <draw:line draw:style-name="gr23" draw:layer="layout" svg:x1="13.877cm" svg:y1="8.444cm" svg:x2="13.877cm" svg:y2="7.966cm">
          <text:p/>
        </draw:line>
        <draw:line draw:style-name="gr23" draw:layer="layout" svg:x1="16.812cm" svg:y1="8.444cm" svg:x2="16.812cm" svg:y2="7.966cm">
          <text:p/>
        </draw:line>
        <draw:line draw:style-name="gr23" draw:layer="layout" svg:x1="4.156cm" svg:y1="8.451cm" svg:x2="16.819cm" svg:y2="8.451cm">
          <text:p/>
        </draw:line>
        <draw:line draw:style-name="gr23" draw:layer="layout" svg:x1="4.156cm" svg:y1="25.982cm" svg:x2="16.809cm" svg:y2="25.982cm">
          <text:p/>
        </draw:line>
        <draw:frame draw:style-name="gr28" draw:layer="layout" svg:width="1.344cm" svg:height="0.509cm" svg:x="14.723cm" svg:y="6.032cm">
          <draw:text-box>
            <text:p text:style-name="P1"><text:span text:style-name="T2">Author</text:span></text:p>
          </draw:text-box>
        </draw:frame>
        <draw:frame draw:style-name="gr29" draw:layer="layout" svg:width="6.894cm" svg:height="0.429cm" svg:x="7.064cm" svg:y="26.167cm">
          <draw:text-box>
            <text:p text:style-name="P1"><text:span text:style-name="T4">Project Name – Version – Author – Date</text:span></text:p>
          </draw:text-box>
        </draw:frame>
      </draw:page>
      <draw:page draw:name="page4" draw:style-name="dp1" draw:master-page-name="master-page24">
        <draw:line draw:style-name="gr6" draw:layer="layout" svg:x1="5.014cm" svg:y1="4.473cm" svg:x2="5.014cm" svg:y2="5.105cm">
          <text:p/>
        </draw:line>
        <draw:line draw:style-name="gr23" draw:layer="layout" svg:x1="4.156cm" svg:y1="5.991cm" svg:x2="16.042cm" svg:y2="5.991cm">
          <text:p/>
        </draw:line>
        <draw:line draw:style-name="gr23" draw:layer="layout" svg:x1="4.163cm" svg:y1="6.684cm" svg:x2="4.163cm" svg:y2="5.998cm">
          <text:p/>
        </draw:line>
        <draw:polygon draw:style-name="gr30" draw:layer="layout" svg:width="11.858cm" svg:height="0.686cm" svg:x="4.17cm" svg:y="5.998cm" svg:viewBox="0 0 11859 687" draw:points="0,687 11859,687 11859,0 0,0">
          <text:p/>
        </draw:polygon>
        <draw:frame draw:style-name="gr31" draw:layer="layout" svg:width="5.753cm" svg:height="0.674cm" svg:x="4.156cm" svg:y="4.521cm">
          <draw:text-box>
            <text:p text:style-name="P1"><text:span text:style-name="T3">2 General Information</text:span></text:p>
          </draw:text-box>
        </draw:frame>
        <draw:line draw:style-name="gr23" draw:layer="layout" svg:x1="16.035cm" svg:y1="6.684cm" svg:x2="16.035cm" svg:y2="5.998cm">
          <text:p/>
        </draw:line>
        <draw:line draw:style-name="gr23" draw:layer="layout" svg:x1="4.156cm" svg:y1="6.691cm" svg:x2="16.042cm" svg:y2="6.691cm">
          <text:p/>
        </draw:line>
        <draw:line draw:style-name="gr23" draw:layer="layout" svg:x1="4.163cm" svg:y1="7.176cm" svg:x2="4.163cm" svg:y2="6.698cm">
          <text:p/>
        </draw:line>
        <draw:polygon draw:style-name="gr32" draw:layer="layout" svg:width="5.922cm" svg:height="0.478cm" svg:x="4.17cm" svg:y="6.698cm" svg:viewBox="0 0 5923 479" draw:points="0,479 5923,479 5923,0 0,0">
          <text:p/>
        </draw:polygon>
        <draw:frame draw:style-name="gr33" draw:layer="layout" svg:width="3.888cm" svg:height="0.568cm" svg:x="4.472cm" svg:y="6.083cm">
          <draw:text-box>
            <text:p text:style-name="P1"><text:span text:style-name="T5">Project Summary</text:span></text:p>
          </draw:text-box>
        </draw:frame>
        <draw:line draw:style-name="gr23" draw:layer="layout" svg:x1="10.099cm" svg:y1="7.176cm" svg:x2="10.099cm" svg:y2="6.698cm">
          <text:p/>
        </draw:line>
        <draw:polygon draw:style-name="gr32" draw:layer="layout" svg:width="5.922cm" svg:height="0.478cm" svg:x="10.106cm" svg:y="6.698cm" svg:viewBox="0 0 5923 479" draw:points="0,479 5923,479 5923,0 0,0">
          <text:p/>
        </draw:polygon>
        <draw:line draw:style-name="gr23" draw:layer="layout" svg:x1="16.035cm" svg:y1="7.176cm" svg:x2="16.035cm" svg:y2="6.698cm">
          <text:p/>
        </draw:line>
        <draw:line draw:style-name="gr23" draw:layer="layout" svg:x1="4.156cm" svg:y1="7.183cm" svg:x2="16.042cm" svg:y2="7.183cm">
          <text:p/>
        </draw:line>
        <draw:line draw:style-name="gr23" draw:layer="layout" svg:x1="4.163cm" svg:y1="8.212cm" svg:x2="4.163cm" svg:y2="7.19cm">
          <text:p/>
        </draw:line>
        <draw:line draw:style-name="gr23" draw:layer="layout" svg:x1="10.099cm" svg:y1="8.212cm" svg:x2="10.099cm" svg:y2="7.19cm">
          <text:p/>
        </draw:line>
        <draw:line draw:style-name="gr23" draw:layer="layout" svg:x1="16.035cm" svg:y1="8.212cm" svg:x2="16.035cm" svg:y2="7.19cm">
          <text:p/>
        </draw:line>
        <draw:line draw:style-name="gr23" draw:layer="layout" svg:x1="4.156cm" svg:y1="8.22cm" svg:x2="16.042cm" svg:y2="8.22cm">
          <text:p/>
        </draw:line>
        <draw:line draw:style-name="gr23" draw:layer="layout" svg:x1="4.163cm" svg:y1="8.705cm" svg:x2="4.163cm" svg:y2="8.227cm">
          <text:p/>
        </draw:line>
        <draw:polygon draw:style-name="gr32" draw:layer="layout" svg:width="5.922cm" svg:height="0.478cm" svg:x="4.17cm" svg:y="8.227cm" svg:viewBox="0 0 5923 479" draw:points="0,479 5923,479 5923,0 0,0">
          <text:p/>
        </draw:polygon>
        <draw:frame draw:style-name="gr34" draw:layer="layout" svg:width="7.4cm" svg:height="0.429cm" svg:x="4.32cm" svg:y="6.765cm">
          <draw:text-box>
            <text:p text:style-name="P1"><text:span text:style-name="T4">ProjectName Project ID</text:span></text:p>
          </draw:text-box>
        </draw:frame>
        <draw:line draw:style-name="gr23" draw:layer="layout" svg:x1="10.099cm" svg:y1="8.705cm" svg:x2="10.099cm" svg:y2="8.227cm">
          <text:p/>
        </draw:line>
        <draw:polygon draw:style-name="gr32" draw:layer="layout" svg:width="5.922cm" svg:height="0.478cm" svg:x="10.106cm" svg:y="8.227cm" svg:viewBox="0 0 5923 479" draw:points="0,479 5923,479 5923,0 0,0">
          <text:p/>
        </draw:polygon>
        <draw:line draw:style-name="gr23" draw:layer="layout" svg:x1="16.035cm" svg:y1="8.705cm" svg:x2="16.035cm" svg:y2="8.227cm">
          <text:p/>
        </draw:line>
        <draw:line draw:style-name="gr23" draw:layer="layout" svg:x1="4.156cm" svg:y1="8.712cm" svg:x2="16.042cm" svg:y2="8.712cm">
          <text:p/>
        </draw:line>
        <draw:line draw:style-name="gr23" draw:layer="layout" svg:x1="4.163cm" svg:y1="9.741cm" svg:x2="4.163cm" svg:y2="8.719cm">
          <text:p/>
        </draw:line>
        <draw:line draw:style-name="gr23" draw:layer="layout" svg:x1="10.099cm" svg:y1="9.741cm" svg:x2="10.099cm" svg:y2="8.719cm">
          <text:p/>
        </draw:line>
        <draw:line draw:style-name="gr23" draw:layer="layout" svg:x1="16.035cm" svg:y1="9.741cm" svg:x2="16.035cm" svg:y2="8.719cm">
          <text:p/>
        </draw:line>
        <draw:line draw:style-name="gr23" draw:layer="layout" svg:x1="4.156cm" svg:y1="9.748cm" svg:x2="16.042cm" svg:y2="9.748cm">
          <text:p/>
        </draw:line>
        <draw:line draw:style-name="gr23" draw:layer="layout" svg:x1="4.163cm" svg:y1="10.233cm" svg:x2="4.163cm" svg:y2="9.755cm">
          <text:p/>
        </draw:line>
        <draw:polygon draw:style-name="gr32" draw:layer="layout" svg:width="11.858cm" svg:height="0.478cm" svg:x="4.17cm" svg:y="9.755cm" svg:viewBox="0 0 11859 479" draw:points="0,479 11859,479 11859,0 0,0">
          <text:p/>
        </draw:polygon>
        <draw:frame draw:style-name="gr35" draw:layer="layout" svg:width="7.729cm" svg:height="0.429cm" svg:x="4.381cm" svg:y="8.261cm">
          <draw:text-box>
            <text:p text:style-name="P1"><text:span text:style-name="T4">ProjectManager Main Client</text:span></text:p>
          </draw:text-box>
        </draw:frame>
        <draw:line draw:style-name="gr23" draw:layer="layout" svg:x1="16.035cm" svg:y1="10.233cm" svg:x2="16.035cm" svg:y2="9.755cm">
          <text:p/>
        </draw:line>
        <draw:line draw:style-name="gr23" draw:layer="layout" svg:x1="4.156cm" svg:y1="10.24cm" svg:x2="16.042cm" svg:y2="10.24cm">
          <text:p/>
        </draw:line>
        <draw:line draw:style-name="gr23" draw:layer="layout" svg:x1="4.163cm" svg:y1="13.026cm" svg:x2="4.163cm" svg:y2="10.247cm">
          <text:p/>
        </draw:line>
        <draw:line draw:style-name="gr23" draw:layer="layout" svg:x1="16.035cm" svg:y1="13.026cm" svg:x2="16.035cm" svg:y2="10.247cm">
          <text:p/>
        </draw:line>
        <draw:line draw:style-name="gr23" draw:layer="layout" svg:x1="4.156cm" svg:y1="13.033cm" svg:x2="16.042cm" svg:y2="13.033cm">
          <text:p/>
        </draw:line>
        <draw:line draw:style-name="gr23" draw:layer="layout" svg:x1="4.163cm" svg:y1="13.518cm" svg:x2="4.163cm" svg:y2="13.04cm">
          <text:p/>
        </draw:line>
        <draw:polygon draw:style-name="gr32" draw:layer="layout" svg:width="11.858cm" svg:height="0.478cm" svg:x="4.17cm" svg:y="13.04cm" svg:viewBox="0 0 11859 479" draw:points="0,479 11859,479 11859,0 0,0">
          <text:p/>
        </draw:polygon>
        <draw:line draw:style-name="gr23" draw:layer="layout" svg:x1="16.035cm" svg:y1="13.518cm" svg:x2="16.035cm" svg:y2="13.04cm">
          <text:p/>
        </draw:line>
        <draw:line draw:style-name="gr23" draw:layer="layout" svg:x1="4.156cm" svg:y1="13.525cm" svg:x2="16.042cm" svg:y2="13.525cm">
          <text:p/>
        </draw:line>
        <draw:line draw:style-name="gr23" draw:layer="layout" svg:x1="4.163cm" svg:y1="18.069cm" svg:x2="4.163cm" svg:y2="13.532cm">
          <text:p/>
        </draw:line>
        <draw:line draw:style-name="gr23" draw:layer="layout" svg:x1="16.035cm" svg:y1="18.069cm" svg:x2="16.035cm" svg:y2="13.532cm">
          <text:p/>
        </draw:line>
        <draw:line draw:style-name="gr23" draw:layer="layout" svg:x1="4.156cm" svg:y1="18.076cm" svg:x2="16.042cm" svg:y2="18.076cm">
          <text:p/>
        </draw:line>
        <draw:line draw:style-name="gr23" draw:layer="layout" svg:x1="4.156cm" svg:y1="25.982cm" svg:x2="16.809cm" svg:y2="25.982cm">
          <text:p/>
        </draw:line>
        <draw:frame draw:style-name="gr36" draw:layer="layout" svg:width="13.443cm" svg:height="16.762cm" svg:x="4.381cm" svg:y="9.789cm">
          <draw:text-box>
            <text:p text:style-name="P1"><text:span text:style-name="T4">Key StakeholdersExecutive Summary Project Name – Version – Author – Date</text:span></text:p>
          </draw:text-box>
        </draw:frame>
        <draw:frame draw:style-name="gr34" draw:layer="layout" svg:width="7.4cm" svg:height="0.429cm" svg:x="4.193cm" svg:y="7.4cm">
          <draw:text-box>
            <text:p text:style-name="P1"><text:span text:style-name="T4">Project Hangman</text:span></text:p>
          </draw:text-box>
        </draw:frame>
        <draw:frame draw:style-name="gr34" draw:layer="layout" svg:width="7.4cm" svg:height="0.429cm" svg:x="4.481cm" svg:y="8.924cm">
          <draw:text-box>
            <text:p text:style-name="P1"><text:span text:style-name="T4">LNU.se 1dv507</text:span></text:p>
          </draw:text-box>
        </draw:frame>
        <draw:frame draw:style-name="gr37" draw:layer="layout" svg:width="11.684cm" svg:height="3.852cm" svg:x="4.354cm" svg:y="10.496cm">
          <draw:text-box>
            <text:p>Java keywords Hangman.</text:p>
            <text:p><text:span text:style-name="T6">This application will be a textbase version of the famous game “Hangman” written i Java. To maximize my <text:s/>learning I will make the hangman words the java reserver keywords, the application will read them from the site <text:s/>https://docs.oracle.com/javase/tutorial/java/nutsandbolts/_keywords.html</text:span></text:p>
          </draw:text-box>
        </draw:frame>
        <draw:frame draw:style-name="gr38" draw:text-style-name="P2" draw:layer="layout" svg:width="11.176cm" svg:height="3.302cm" svg:x="4.354cm" svg:y="14.56cm">
          <draw:text-box>
            <text:p text:style-name="P2"><text:span text:style-name="T6">The author of <text:s/>this summary <text:s/>as well as the game itself is Marcus Gärdskog Hill. And the work started on 24-01-2019</text:span></text:p>
          </draw:text-box>
        </draw:frame>
        <draw:frame draw:style-name="gr39" draw:layer="layout" svg:width="1.778cm" svg:height="1.143cm" svg:x="7.91cm" svg:y="15.195cm">
          <draw:text-box>
            <text:p/>
          </draw:text-box>
        </draw:frame>
      </draw:page>
      <draw:page draw:name="page5" draw:style-name="dp1" draw:master-page-name="master-page24">
        <draw:line draw:style-name="gr6" draw:layer="layout" svg:x1="5.014cm" svg:y1="4.473cm" svg:x2="5.014cm" svg:y2="5.105cm">
          <text:p/>
        </draw:line>
        <draw:frame draw:style-name="gr40" draw:layer="layout" svg:width="2.368cm" svg:height="0.674cm" svg:x="4.156cm" svg:y="4.521cm">
          <draw:text-box>
            <text:p text:style-name="P1"><text:span text:style-name="T3">3Vision</text:span></text:p>
          </draw:text-box>
        </draw:frame>
        <draw:frame draw:style-name="gr41" draw:layer="layout" svg:width="12.499cm" svg:height="0.429cm" svg:x="4.156cm" svg:y="5.55cm">
          <draw:text-box>
            <text:p text:style-name="P1"><text:span text:style-name="T4">Createa vision document forthe system. This should be a document cov-</text:span></text:p>
          </draw:text-box>
        </draw:frame>
        <draw:frame draw:style-name="gr42" draw:layer="layout" svg:width="8.926cm" svg:height="0.429cm" svg:x="4.156cm" svg:y="6.028cm">
          <draw:text-box>
            <text:p text:style-name="P1"><text:span text:style-name="T4">ering about half an A4 pagedescribing the system.</text:span></text:p>
          </draw:text-box>
        </draw:frame>
        <draw:frame draw:style-name="gr43" draw:layer="layout" svg:width="3.161cm" svg:height="0.429cm" svg:x="13.435cm" svg:y="6.028cm">
          <draw:text-box>
            <text:p text:style-name="P1"><text:span text:style-name="T4">The purposeofthe</text:span></text:p>
          </draw:text-box>
        </draw:frame>
        <draw:frame draw:style-name="gr44" draw:layer="layout" svg:width="12.441cm" svg:height="0.429cm" svg:x="4.156cm" svg:y="6.506cm">
          <draw:text-box>
            <text:p text:style-name="P1"><text:span text:style-name="T4">document is to make sure that ever yone involved in the project has the</text:span></text:p>
          </draw:text-box>
        </draw:frame>
        <draw:frame draw:style-name="gr45" draw:layer="layout" svg:width="12.634cm" svg:height="0.429cm" svg:x="4.156cm" svg:y="6.984cm">
          <draw:text-box>
            <text:p text:style-name="P1"><text:span text:style-name="T4">same vision of what is to be created. Use the “Assignment Overview ” and</text:span></text:p>
          </draw:text-box>
        </draw:frame>
        <draw:frame draw:style-name="gr46" draw:layer="layout" svg:width="12.434cm" svg:height="0.429cm" svg:x="4.156cm" svg:y="7.462cm">
          <draw:text-box>
            <text:p text:style-name="P1"><text:span text:style-name="T4">previoussubtasksas yoursourceforwhat towrite. In addition, writedown</text:span></text:p>
          </draw:text-box>
        </draw:frame>
        <draw:frame draw:style-name="gr47" draw:layer="layout" svg:width="8.062cm" svg:height="0.429cm" svg:x="4.156cm" svg:y="7.94cm">
          <draw:text-box>
            <text:p text:style-name="P1"><text:span text:style-name="T4">yourreflections on creating a vision document.</text:span></text:p>
          </draw:text-box>
        </draw:frame>
        <draw:frame draw:style-name="gr48" draw:layer="layout" svg:width="4.201cm" svg:height="0.429cm" svg:x="12.503cm" svg:y="7.94cm">
          <draw:text-box>
            <text:p text:style-name="P1"><text:span text:style-name="T4">This reflection should be</text:span></text:p>
          </draw:text-box>
        </draw:frame>
        <draw:line draw:style-name="gr23" draw:layer="layout" svg:x1="4.156cm" svg:y1="25.982cm" svg:x2="16.809cm" svg:y2="25.982cm">
          <text:p/>
        </draw:line>
        <draw:frame draw:style-name="gr49" draw:layer="layout" svg:width="9.857cm" svg:height="18.133cm" svg:x="4.156cm" svg:y="8.418cm">
          <draw:text-box>
            <text:p text:style-name="P1"><text:span text:style-name="T4">about 100 words.Project Name – Version – Author – Date</text:span></text:p>
          </draw:text-box>
        </draw:frame>
      </draw:page>
      <draw:page draw:name="page6" draw:style-name="dp1" draw:master-page-name="master-page24">
        <draw:line draw:style-name="gr6" draw:layer="layout" svg:x1="5.014cm" svg:y1="4.473cm" svg:x2="5.014cm" svg:y2="5.105cm">
          <text:p/>
        </draw:line>
        <draw:frame draw:style-name="gr50" draw:layer="layout" svg:width="3.8cm" svg:height="0.674cm" svg:x="4.156cm" svg:y="4.521cm">
          <draw:text-box>
            <text:p text:style-name="P1"><text:span text:style-name="T3">4 Project Plan</text:span></text:p>
          </draw:text-box>
        </draw:frame>
        <draw:frame draw:style-name="gr51" draw:layer="layout" svg:width="6.213cm" svg:height="0.429cm" svg:x="4.156cm" svg:y="5.55cm">
          <draw:text-box>
            <text:p text:style-name="P1"><text:span text:style-name="T4">Write a project plan forthe project.</text:span></text:p>
          </draw:text-box>
        </draw:frame>
        <draw:frame draw:style-name="gr52" draw:layer="layout" svg:width="5.843cm" svg:height="0.429cm" svg:x="10.754cm" svg:y="5.55cm">
          <draw:text-box>
            <text:p text:style-name="P1"><text:span text:style-name="T4">This projectplan should showthe</text:span></text:p>
          </draw:text-box>
        </draw:frame>
        <draw:frame draw:style-name="gr45" draw:layer="layout" svg:width="12.429cm" svg:height="0.429cm" svg:x="4.156cm" svg:y="6.028cm">
          <draw:text-box>
            <text:p text:style-name="P1"><text:span text:style-name="T4">waytothe completeand ﬁnished application, something that youshould</text:span></text:p>
          </draw:text-box>
        </draw:frame>
        <draw:frame draw:style-name="gr53" draw:layer="layout" svg:width="2.922cm" svg:height="0.429cm" svg:x="4.156cm" svg:y="6.506cm">
          <draw:text-box>
            <text:p text:style-name="P1"><text:span text:style-name="T4">be able to follow.</text:span></text:p>
          </draw:text-box>
        </draw:frame>
        <draw:frame draw:style-name="gr54" draw:layer="layout" svg:width="9.215cm" svg:height="0.429cm" svg:x="7.382cm" svg:y="6.506cm">
          <draw:text-box>
            <text:p text:style-name="P1"><text:span text:style-name="T4">Writeasmuchaspossibleintheprojectplan, usethe</text:span></text:p>
          </draw:text-box>
        </draw:frame>
        <draw:frame draw:style-name="gr55" draw:layer="layout" svg:width="8.533cm" svg:height="0.429cm" svg:x="4.156cm" svg:y="6.984cm">
          <draw:text-box>
            <text:p text:style-name="P1"><text:span text:style-name="T4">material availableon mymoodle (deadlines etc.),</text:span></text:p>
          </draw:text-box>
        </draw:frame>
        <draw:frame draw:style-name="gr56" draw:layer="layout" svg:width="3.705cm" svg:height="0.429cm" svg:x="12.949cm" svg:y="6.984cm">
          <draw:text-box>
            <text:p text:style-name="P1"><text:span text:style-name="T4">and updatethe docu-</text:span></text:p>
          </draw:text-box>
        </draw:frame>
        <draw:frame draw:style-name="gr57" draw:layer="layout" svg:width="12.547cm" svg:height="0.429cm" svg:x="4.156cm" svg:y="7.462cm">
          <draw:text-box>
            <text:p text:style-name="P1"><text:span text:style-name="T4">ment throughout the course when youknow morein the laterassignments.</text:span></text:p>
          </draw:text-box>
        </draw:frame>
        <draw:frame draw:style-name="gr58" draw:layer="layout" svg:width="12.517cm" svg:height="0.429cm" svg:x="4.156cm" svg:y="7.94cm">
          <draw:text-box>
            <text:p text:style-name="P1"><text:span text:style-name="T4">Again, as an addition, writedownyourreflectionson creatingaproject</text:span></text:p>
          </draw:text-box>
        </draw:frame>
        <draw:frame draw:style-name="gr59" draw:layer="layout" svg:width="8.245cm" svg:height="0.429cm" svg:x="4.156cm" svg:y="8.418cm">
          <draw:text-box>
            <text:p text:style-name="P1"><text:span text:style-name="T4">plan. This reflectionshould be about 100 words.</text:span></text:p>
          </draw:text-box>
        </draw:frame>
        <draw:line draw:style-name="gr23" draw:layer="layout" svg:x1="4.156cm" svg:y1="25.982cm" svg:x2="16.809cm" svg:y2="25.982cm">
          <text:p/>
        </draw:line>
        <draw:frame draw:style-name="gr60" draw:layer="layout" svg:width="99.444cm" svg:height="17.025cm" svg:x="4.156cm" svg:y="9.526cm">
          <draw:text-box>
            <text:p text:style-name="P1"><text:span text:style-name="T7">4.1 Introduction</text:span><text:span text:style-name="T4">What it is in a short an clear way.</text:span><text:span text:style-name="T7">4.2 Justiﬁcation</text:span><text:span text:style-name="T4">Why should the application be made?</text:span><text:span text:style-name="T7">4.3 Stakeholders</text:span><text:span text:style-name="T4">List and deﬁne the different stakeholders for the project.</text:span><text:span text:style-name="T7">4.4 Resources</text:span><text:span text:style-name="T4">What resources are available and used to create the application?</text:span><text:span text:style-name="T7">4.5 Hard- and Software Requirements</text:span><text:span text:style-name="T4">Specify what is used to develop and later run the software developed.</text:span><text:span text:style-name="T7">4.6 Overall Project Schedule</text:span><text:span text:style-name="T4">What are the important dates for deliverables?</text:span><text:span text:style-name="T7">4.7 Scope, Constraints and Assumptions</text:span><text:span text:style-name="T4">Detailwhatispartoftheprojectandwhatisoutside–specifythescopeofthe project. Project Name – Version – Author – Date</text:span></text:p>
          </draw:text-box>
        </draw:frame>
      </draw:page>
      <draw:page draw:name="page7" draw:style-name="dp1" draw:master-page-name="master-page24">
        <draw:line draw:style-name="gr6" draw:layer="layout" svg:x1="5.014cm" svg:y1="4.473cm" svg:x2="5.014cm" svg:y2="5.105cm">
          <text:p/>
        </draw:line>
        <draw:frame draw:style-name="gr61" draw:layer="layout" svg:width="3.311cm" svg:height="0.674cm" svg:x="4.156cm" svg:y="4.521cm">
          <draw:text-box>
            <text:p text:style-name="P1"><text:span text:style-name="T3">5Iterations</text:span></text:p>
          </draw:text-box>
        </draw:frame>
        <draw:frame draw:style-name="gr62" draw:layer="layout" svg:width="6.411cm" svg:height="0.429cm" svg:x="4.156cm" svg:y="5.55cm">
          <draw:text-box>
            <text:p text:style-name="P1"><text:span text:style-name="T4">Plan forfouriterations, including this.</text:span></text:p>
          </draw:text-box>
        </draw:frame>
        <draw:frame draw:style-name="gr63" draw:layer="layout" svg:width="5.996cm" svg:height="0.429cm" svg:x="10.831cm" svg:y="5.55cm">
          <draw:text-box>
            <text:p text:style-name="P1"><text:span text:style-name="T4">This is a ﬁne -grained plan on what</text:span></text:p>
          </draw:text-box>
        </draw:frame>
        <draw:frame draw:style-name="gr64" draw:layer="layout" svg:width="12.464cm" svg:height="0.429cm" svg:x="4.156cm" svg:y="6.028cm">
          <draw:text-box>
            <text:p text:style-name="P1"><text:span text:style-name="T4">istobedone in eachiterationand withwhat resources. Tobeginwith, this</text:span></text:p>
          </draw:text-box>
        </draw:frame>
        <draw:frame draw:style-name="gr65" draw:layer="layout" svg:width="12.511cm" svg:height="0.429cm" svg:x="4.156cm" svg:y="6.506cm">
          <draw:text-box>
            <text:p text:style-name="P1"><text:span text:style-name="T4">is a plan of what we</text:span><text:span text:style-name="T8"> expect</text:span><text:span text:style-name="T4"> to do, update this par t with</text:span><text:span text:style-name="T8"> additions</text:span><text:span text:style-name="T4"> (never</text:span></text:p>
          </draw:text-box>
        </draw:frame>
        <draw:frame draw:style-name="gr44" draw:layer="layout" svg:width="12.782cm" svg:height="0.429cm" svg:x="4.156cm" svg:y="6.984cm">
          <draw:text-box>
            <text:p text:style-name="P1"><text:span text:style-name="T4">remove anything ) when plans do not match up with reality. Also make time</text:span></text:p>
          </draw:text-box>
        </draw:frame>
        <draw:frame draw:style-name="gr66" draw:layer="layout" svg:width="5.543cm" svg:height="0.429cm" svg:x="4.156cm" svg:y="7.462cm">
          <draw:text-box>
            <text:p text:style-name="P1"><text:span text:style-name="T4">estimates for the different par ts.</text:span></text:p>
          </draw:text-box>
        </draw:frame>
        <draw:frame draw:style-name="gr67" draw:layer="layout" svg:width="11.919cm" svg:height="0.429cm" svg:x="4.754cm" svg:y="7.94cm">
          <draw:text-box>
            <text:p text:style-name="P1"><text:span text:style-name="T4">In this course the overall planning has in some ways already been de-</text:span></text:p>
          </draw:text-box>
        </draw:frame>
        <draw:frame draw:style-name="gr58" draw:layer="layout" svg:width="12.517cm" svg:height="0.429cm" svg:x="4.156cm" svg:y="8.418cm">
          <draw:text-box>
            <text:p text:style-name="P1"><text:span text:style-name="T4">cided, souse thetemplatetoprovidemoredetailson speciﬁc tasksthat</text:span></text:p>
          </draw:text-box>
        </draw:frame>
        <draw:frame draw:style-name="gr68" draw:layer="layout" svg:width="12.528cm" svg:height="0.429cm" svg:x="4.156cm" svg:y="8.896cm">
          <draw:text-box>
            <text:p text:style-name="P1"><text:span text:style-name="T4">deﬁne</text:span><text:span text:style-name="T8"> your</text:span><text:span text:style-name="T4"> project. Rememberthat youcan plan toadd featurestoanyof</text:span></text:p>
          </draw:text-box>
        </draw:frame>
        <draw:frame draw:style-name="gr69" draw:layer="layout" svg:width="8.452cm" svg:height="0.429cm" svg:x="4.156cm" svg:y="9.374cm">
          <draw:text-box>
            <text:p text:style-name="P1"><text:span text:style-name="T4">the phases as long as the main focus is also met.</text:span></text:p>
          </draw:text-box>
        </draw:frame>
        <draw:frame draw:style-name="gr70" draw:layer="layout" svg:width="8.31cm" svg:height="0.429cm" svg:x="4.754cm" svg:y="9.852cm">
          <draw:text-box>
            <text:p text:style-name="P1"><text:span text:style-name="T4">Theﬁrstassignment is to complete iteration one.</text:span></text:p>
          </draw:text-box>
        </draw:frame>
        <draw:frame draw:style-name="gr71" draw:layer="layout" svg:width="14.218cm" svg:height="1.189cm" svg:x="4.156cm" svg:y="10.96cm">
          <draw:text-box>
            <text:p text:style-name="P1"><text:span text:style-name="T7">5.1 Iteration 1</text:span><text:span text:style-name="T4">Theﬁrstiterationisthisprojectplanalongwithsomedegreeofimplemen-</text:span></text:p>
          </draw:text-box>
        </draw:frame>
        <draw:frame draw:style-name="gr72" draw:layer="layout" svg:width="12.465cm" svg:height="0.429cm" svg:x="4.156cm" svg:y="12.243cm">
          <draw:text-box>
            <text:p text:style-name="P1"><text:span text:style-name="T4">tation. Completethe documentation ﬁrstso that the implementation goals</text:span></text:p>
          </draw:text-box>
        </draw:frame>
        <draw:frame draw:style-name="gr44" draw:layer="layout" svg:width="12.441cm" svg:height="0.429cm" svg:x="4.156cm" svg:y="12.721cm">
          <draw:text-box>
            <text:p text:style-name="P1"><text:span text:style-name="T4">aremet in code. Youneed toimplement an idea and someskeletoncode</text:span></text:p>
          </draw:text-box>
        </draw:frame>
        <draw:frame draw:style-name="gr73" draw:layer="layout" svg:width="23.424cm" svg:height="2.298cm" svg:x="4.156cm" svg:y="13.199cm">
          <draw:text-box>
            <text:p text:style-name="P1"><text:span text:style-name="T4">foryourprojecttoworkwith. Thisisassignmentone.</text:span><text:span text:style-name="T7">5.2 Iteration 2</text:span><text:span text:style-name="T4">In this iteration you need to add some features to the game</text:span><text:span text:style-name="T8"> but</text:span><text:span text:style-name="T4"> after you</text:span></text:p>
          </draw:text-box>
        </draw:frame>
        <draw:frame draw:style-name="gr74" draw:layer="layout" svg:width="12.495cm" svg:height="0.429cm" svg:x="4.156cm" svg:y="15.59cm">
          <draw:text-box>
            <text:p text:style-name="P1"><text:span text:style-name="T4">have ﬁrst modelled them using UML . All diagrams need to be included in</text:span></text:p>
          </draw:text-box>
        </draw:frame>
        <draw:frame draw:style-name="gr75" draw:layer="layout" svg:width="12.498cm" svg:height="0.429cm" svg:x="4.156cm" svg:y="16.068cm">
          <draw:text-box>
            <text:p text:style-name="P1"><text:span text:style-name="T4">theprojectdocumentation and shouldbe implemented in thewaymod-</text:span></text:p>
          </draw:text-box>
        </draw:frame>
        <draw:line draw:style-name="gr23" draw:layer="layout" svg:x1="4.156cm" svg:y1="25.982cm" svg:x2="16.809cm" svg:y2="25.982cm">
          <text:p/>
        </draw:line>
        <draw:frame draw:style-name="gr76" draw:layer="layout" svg:width="68.562cm" svg:height="10.005cm" svg:x="4.156cm" svg:y="16.546cm">
          <draw:text-box>
            <text:p text:style-name="P1"><text:span text:style-name="T4">elled.</text:span><text:span text:style-name="T7">5.3 Iteration3</text:span><text:span text:style-name="T4">You may include additional features to the game in this iteration, but themain focus is on</text:span><text:span text:style-name="T8"> testing</text:span><text:span text:style-name="T4">. Plan, perform and document your tests in thisiteration.</text:span><text:span text:style-name="T7">5.4 Iteration4</text:span><text:span text:style-name="T4">The outcome of this iteration is</text:span><text:span text:style-name="T8"> the complete</text:span><text:span text:style-name="T4"> game. Reiterate the stepsin iteration 1– 3 for a set of new features but also remember to see theprojectasa whole,notonlyitsparts.ProjectName– Version– Author– Date</text:span></text:p>
          </draw:text-box>
        </draw:frame>
      </draw:page>
      <draw:page draw:name="page8" draw:style-name="dp1" draw:master-page-name="master-page24">
        <draw:line draw:style-name="gr6" draw:layer="layout" svg:x1="5.014cm" svg:y1="4.473cm" svg:x2="5.014cm" svg:y2="5.105cm">
          <text:p/>
        </draw:line>
        <draw:frame draw:style-name="gr77" draw:layer="layout" svg:width="4.113cm" svg:height="0.674cm" svg:x="4.156cm" svg:y="4.521cm">
          <draw:text-box>
            <text:p text:style-name="P1"><text:span text:style-name="T3">6 Risk Analysis</text:span></text:p>
          </draw:text-box>
        </draw:frame>
        <draw:frame draw:style-name="gr75" draw:layer="layout" svg:width="12.723cm" svg:height="0.429cm" svg:x="4.156cm" svg:y="5.55cm">
          <draw:text-box>
            <text:p text:style-name="P1"><text:span text:style-name="T4">All projects face risks that make it important to prepare for what might hap-</text:span></text:p>
          </draw:text-box>
        </draw:frame>
        <draw:frame draw:style-name="gr78" draw:layer="layout" svg:width="12.437cm" svg:height="0.429cm" svg:x="4.156cm" svg:y="6.028cm">
          <draw:text-box>
            <text:p text:style-name="P1"><text:span text:style-name="T4">pen. Use the chaptersin the book as wellas the contentofthe lecturesto</text:span></text:p>
          </draw:text-box>
        </draw:frame>
        <draw:frame draw:style-name="gr72" draw:layer="layout" svg:width="12.634cm" svg:height="0.429cm" svg:x="4.156cm" svg:y="6.506cm">
          <draw:text-box>
            <text:p text:style-name="P1"><text:span text:style-name="T4">identif y the risks within this project. As always, write down your reflections</text:span></text:p>
          </draw:text-box>
        </draw:frame>
        <draw:frame draw:style-name="gr79" draw:layer="layout" svg:width="11.916cm" svg:height="0.429cm" svg:x="4.156cm" svg:y="6.984cm">
          <draw:text-box>
            <text:p text:style-name="P1"><text:span text:style-name="T4">on creatinga risk analysis. This reflectionshould be about 100 words.</text:span></text:p>
          </draw:text-box>
        </draw:frame>
        <draw:frame draw:style-name="gr80" draw:layer="layout" svg:width="14.996cm" svg:height="1.189cm" svg:x="4.156cm" svg:y="8.093cm">
          <draw:text-box>
            <text:p text:style-name="P1"><text:span text:style-name="T7">6.1 Listofrisks</text:span><text:span text:style-name="T4">List the identiﬁed risks and specify, as far as possible, the probability of</text:span></text:p>
          </draw:text-box>
        </draw:frame>
        <draw:frame draw:style-name="gr81" draw:layer="layout" svg:width="11.904cm" svg:height="0.429cm" svg:x="4.156cm" svg:y="9.375cm">
          <draw:text-box>
            <text:p text:style-name="P1"><text:span text:style-name="T4">them happening as wellas the impact they would have on the project.</text:span></text:p>
          </draw:text-box>
        </draw:frame>
        <draw:frame draw:style-name="gr82" draw:layer="layout" svg:width="14.37cm" svg:height="1.189cm" svg:x="4.156cm" svg:y="10.484cm">
          <draw:text-box>
            <text:p text:style-name="P1"><text:span text:style-name="T7">6.2 Strategies</text:span><text:span text:style-name="T4">Prepareforthe risksbyhavingstrategiesfor avoidingthe risksas wellas</text:span></text:p>
          </draw:text-box>
        </draw:frame>
        <draw:line draw:style-name="gr23" draw:layer="layout" svg:x1="4.156cm" svg:y1="25.982cm" svg:x2="16.809cm" svg:y2="25.982cm">
          <text:p/>
        </draw:line>
        <draw:frame draw:style-name="gr83" draw:layer="layout" svg:width="7.949cm" svg:height="0.429cm" svg:x="4.156cm" svg:y="11.766cm">
          <draw:text-box>
            <text:p text:style-name="P1"><text:span text:style-name="T4">minimising the impact of them if theydo occur.</text:span></text:p>
          </draw:text-box>
        </draw:frame>
        <draw:frame draw:style-name="gr29" draw:layer="layout" svg:width="6.894cm" svg:height="0.429cm" svg:x="7.064cm" svg:y="26.167cm">
          <draw:text-box>
            <text:p text:style-name="P1"><text:span text:style-name="T4">Project Name – Version – Author – Date</text:span></text:p>
          </draw:text-box>
        </draw:frame>
      </draw:page>
      <draw:page draw:name="page9" draw:style-name="dp1" draw:master-page-name="master-page24">
        <draw:line draw:style-name="gr6" draw:layer="layout" svg:x1="5.014cm" svg:y1="4.473cm" svg:x2="5.014cm" svg:y2="5.105cm">
          <text:p/>
        </draw:line>
        <draw:frame draw:style-name="gr84" draw:layer="layout" svg:width="2.943cm" svg:height="0.674cm" svg:x="4.156cm" svg:y="4.521cm">
          <draw:text-box>
            <text:p text:style-name="P1"><text:span text:style-name="T3">7 Time log</text:span></text:p>
          </draw:text-box>
        </draw:frame>
        <draw:frame draw:style-name="gr85" draw:layer="layout" svg:width="13.087cm" svg:height="0.429cm" svg:x="4.156cm" svg:y="5.55cm">
          <draw:text-box>
            <text:p text:style-name="P1"><text:span text:style-name="T4">Each assignment must be accompanied with a time log. This time log should</text:span></text:p>
          </draw:text-box>
        </draw:frame>
        <draw:frame draw:style-name="gr64" draw:layer="layout" svg:width="12.702cm" svg:height="0.429cm" svg:x="4.156cm" svg:y="6.028cm">
          <draw:text-box>
            <text:p text:style-name="P1"><text:span text:style-name="T4">contain the date, time and task to be per formed. The reason for doing this</text:span></text:p>
          </draw:text-box>
        </draw:frame>
        <draw:frame draw:style-name="gr86" draw:layer="layout" svg:width="12.446cm" svg:height="0.429cm" svg:x="4.156cm" svg:y="6.506cm">
          <draw:text-box>
            <text:p text:style-name="P1"><text:span text:style-name="T4">isforyoutogetsomeexperienceinestimatingyourowntime –creatinga</text:span></text:p>
          </draw:text-box>
        </draw:frame>
        <draw:frame draw:style-name="gr65" draw:layer="layout" svg:width="12.511cm" svg:height="0.429cm" svg:x="4.156cm" svg:y="6.984cm">
          <draw:text-box>
            <text:p text:style-name="P1"><text:span text:style-name="T4">timelogisoneofthebestwaysofdoingthis.Takeintoaccountthetimefor</text:span></text:p>
          </draw:text-box>
        </draw:frame>
        <draw:frame draw:style-name="gr44" draw:layer="layout" svg:width="12.441cm" svg:height="0.429cm" svg:x="4.156cm" svg:y="7.462cm">
          <draw:text-box>
            <text:p text:style-name="P1"><text:span text:style-name="T4">learningandunderstandingoftheproblemwhenyouplanthetime.Make</text:span></text:p>
          </draw:text-box>
        </draw:frame>
        <draw:frame draw:style-name="gr87" draw:layer="layout" svg:width="9.038cm" svg:height="0.429cm" svg:x="4.156cm" svg:y="7.94cm">
          <draw:text-box>
            <text:p text:style-name="P1"><text:span text:style-name="T4">yourplanningwith15minutesastheminimumunit.</text:span></text:p>
          </draw:text-box>
        </draw:frame>
        <draw:frame draw:style-name="gr88" draw:layer="layout" svg:width="3.101cm" svg:height="0.429cm" svg:x="13.489cm" svg:y="7.94cm">
          <draw:text-box>
            <text:p text:style-name="P1"><text:span text:style-name="T4">Inthetimelogyou</text:span></text:p>
          </draw:text-box>
        </draw:frame>
        <draw:frame draw:style-name="gr65" draw:layer="layout" svg:width="12.511cm" svg:height="0.429cm" svg:x="4.156cm" svg:y="8.418cm">
          <draw:text-box>
            <text:p text:style-name="P1"><text:span text:style-name="T4">startby</text:span><text:span text:style-name="T8">planning</text:span><text:span text:style-name="T4">theamountoftimeyoubelieveataskwilltakeandafter</text:span></text:p>
          </draw:text-box>
        </draw:frame>
        <draw:frame draw:style-name="gr89" draw:layer="layout" svg:width="5.973cm" svg:height="0.429cm" svg:x="4.156cm" svg:y="8.896cm">
          <draw:text-box>
            <text:p text:style-name="P1"><text:span text:style-name="T4">itisdoneyoumark</text:span><text:span text:style-name="T8">theactualtime</text:span><text:span text:style-name="T4">.</text:span></text:p>
          </draw:text-box>
        </draw:frame>
        <draw:frame draw:style-name="gr90" draw:layer="layout" svg:width="6.199cm" svg:height="0.429cm" svg:x="10.391cm" svg:y="8.896cm">
          <draw:text-box>
            <text:p text:style-name="P1"><text:span text:style-name="T4">Ifeveryentrythathasadifferencein</text:span></text:p>
          </draw:text-box>
        </draw:frame>
        <draw:line draw:style-name="gr23" draw:layer="layout" svg:x1="4.156cm" svg:y1="25.982cm" svg:x2="16.809cm" svg:y2="25.982cm">
          <text:p/>
        </draw:line>
        <draw:frame draw:style-name="gr91" draw:layer="layout" svg:width="10.195cm" svg:height="0.429cm" svg:x="4.156cm" svg:y="9.374cm">
          <draw:text-box>
            <text:p text:style-name="P1"><text:span text:style-name="T4">plannedandactualtimespend,analysethetimedifference.</text:span></text:p>
          </draw:text-box>
        </draw:frame>
        <draw:frame draw:style-name="gr29" draw:layer="layout" svg:width="6.626cm" svg:height="0.429cm" svg:x="7.064cm" svg:y="26.167cm">
          <draw:text-box>
            <text:p text:style-name="P1"><text:span text:style-name="T4">ProjectName–Version–Author–Date</text:span></text:p>
          </draw:text-box>
        </draw:frame>
      </draw:page>
      <draw:page draw:name="page10" draw:style-name="dp1" draw:master-page-name="master-page24">
        <draw:line draw:style-name="gr6" draw:layer="layout" svg:x1="5.014cm" svg:y1="4.473cm" svg:x2="5.014cm" svg:y2="5.105cm">
          <text:p/>
        </draw:line>
        <draw:frame draw:style-name="gr92" draw:layer="layout" svg:width="3.462cm" svg:height="0.674cm" svg:x="4.156cm" svg:y="4.521cm">
          <draw:text-box>
            <text:p text:style-name="P1"><text:span text:style-name="T3">8Handingin</text:span></text:p>
          </draw:text-box>
        </draw:frame>
        <draw:frame draw:style-name="gr93" draw:layer="layout" svg:width="8.464cm" svg:height="0.429cm" svg:x="4.156cm" svg:y="5.55cm">
          <draw:text-box>
            <text:p text:style-name="P1"><text:span text:style-name="T4">Allassignmentshaveanumberofﬁlestohandin.</text:span></text:p>
          </draw:text-box>
        </draw:frame>
        <draw:frame draw:style-name="gr94" draw:layer="layout" svg:width="3.731cm" svg:height="0.429cm" svg:x="12.862cm" svg:y="5.55cm">
          <draw:text-box>
            <text:p text:style-name="P1"><text:span text:style-name="T4">Theoveralladviceisto</text:span></text:p>
          </draw:text-box>
        </draw:frame>
        <draw:frame draw:style-name="gr44" draw:layer="layout" svg:width="12.441cm" svg:height="0.429cm" svg:x="4.156cm" svg:y="6.028cm">
          <draw:text-box>
            <text:p text:style-name="P1"><text:span text:style-name="T8">keepitsimple</text:span><text:span text:style-name="T4">.Makeiteasyfortherecievertounderstandwhattheﬁlesare</text:span></text:p>
          </draw:text-box>
        </draw:frame>
        <draw:frame draw:style-name="gr41" draw:layer="layout" svg:width="12.499cm" svg:height="0.429cm" svg:x="4.156cm" svg:y="6.506cm">
          <draw:text-box>
            <text:p text:style-name="P1"><text:span text:style-name="T4">byusing</text:span><text:span text:style-name="T8">descriptive</text:span><text:span text:style-name="T4">ﬁlenames.Useas</text:span><text:span text:style-name="T8">few</text:span><text:span text:style-name="T4">separatedocumentsaspossi-</text:span></text:p>
          </draw:text-box>
        </draw:frame>
        <draw:frame draw:style-name="gr74" draw:layer="layout" svg:width="12.433cm" svg:height="0.429cm" svg:x="4.156cm" svg:y="6.984cm">
          <draw:text-box>
            <text:p text:style-name="P1"><text:span text:style-name="T4">ble.Alwaysprovidea</text:span><text:span text:style-name="T8">context</text:span><text:span text:style-name="T4">,thatis</text:span><text:span text:style-name="T8">donot</text:span><text:span text:style-name="T4">sendanumberofdiagramsin</text:span></text:p>
          </draw:text-box>
        </draw:frame>
        <draw:frame draw:style-name="gr41" draw:layer="layout" svg:width="12.499cm" svg:height="0.429cm" svg:x="4.156cm" svg:y="7.462cm">
          <draw:text-box>
            <text:p text:style-name="P1"><text:span text:style-name="T4">“</text:span><text:span text:style-name="T4">graphicsformat”,butalwaysinadocumentwhereyouprovidethepur-</text:span></text:p>
          </draw:text-box>
        </draw:frame>
        <draw:frame draw:style-name="gr95" draw:layer="layout" svg:width="6.122cm" svg:height="0.429cm" svg:x="4.156cm" svg:y="7.94cm">
          <draw:text-box>
            <text:p text:style-name="P1"><text:span text:style-name="T4">poseandmeaningofthediagrams.</text:span></text:p>
          </draw:text-box>
        </draw:frame>
        <draw:frame draw:style-name="gr96" draw:layer="layout" svg:width="5.967cm" svg:height="0.429cm" svg:x="10.623cm" svg:y="7.94cm">
          <draw:text-box>
            <text:p text:style-name="P1"><text:span text:style-name="T4">Rememberthatthe“reciever”isin</text:span></text:p>
          </draw:text-box>
        </draw:frame>
        <draw:frame draw:style-name="gr72" draw:layer="layout" svg:width="12.465cm" svg:height="0.429cm" svg:x="4.156cm" svg:y="8.418cm">
          <draw:text-box>
            <text:p text:style-name="P1"><text:span text:style-name="T4">realityacustomerandassuchhasverylittleknowledgeofthediagrams</text:span></text:p>
          </draw:text-box>
        </draw:frame>
        <draw:frame draw:style-name="gr74" draw:layer="layout" svg:width="12.433cm" svg:height="0.429cm" svg:x="4.156cm" svg:y="8.896cm">
          <draw:text-box>
            <text:p text:style-name="P1"><text:span text:style-name="T4">anddocuments–alwaysprovidecontextthatmakeanythingyouhandin</text:span></text:p>
          </draw:text-box>
        </draw:frame>
        <draw:frame draw:style-name="gr97" draw:layer="layout" svg:width="7.221cm" svg:height="0.429cm" svg:x="4.156cm" svg:y="9.374cm">
          <draw:text-box>
            <text:p text:style-name="P1"><text:span text:style-name="T4">understandabletoanon-technicalperson.</text:span></text:p>
          </draw:text-box>
        </draw:frame>
        <draw:frame draw:style-name="gr98" draw:layer="layout" svg:width="11.849cm" svg:height="0.429cm" svg:x="4.754cm" svg:y="9.852cm">
          <draw:text-box>
            <text:p text:style-name="P1"><text:span text:style-name="T4">Tohandinanassignment,makeagitreleaseandhandinthelinkvia</text:span></text:p>
          </draw:text-box>
        </draw:frame>
        <draw:line draw:style-name="gr23" draw:layer="layout" svg:x1="4.156cm" svg:y1="25.982cm" svg:x2="16.809cm" svg:y2="25.982cm">
          <text:p/>
        </draw:line>
        <draw:frame draw:style-name="gr99" draw:layer="layout" svg:width="9.76cm" svg:height="16.221cm" svg:x="4.156cm" svg:y="10.33cm">
          <draw:text-box>
            <text:p text:style-name="P1"><text:span text:style-name="T4">Moodletothatrelease.ProjectName–Version–Author–Dat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none" fo:country="non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utan_20_fyllning_20_eller_20_linje" style:display-name="Objekt utan fyllning eller linj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4.4cm" fo:margin-bottom="1cm" fo:margin-left="4.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  <style:master-page style:name="master-page24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9-01-24T00:28:58.83</dc:date>
    <dc:creator>ddd ddd</dc:creator>
    <meta:generator>OpenOffice/4.1.5$Win32 OpenOffice.org_project/415m1$Build-9789</meta:generator>
    <meta:editing-duration>PT16M23S</meta:editing-duration>
    <meta:editing-cycles>5</meta:editing-cycles>
    <meta:document-statistic meta:object-count="359"/>
  </office:meta>
</office:document-meta>
</file>